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ans Pro" svg:font-family="'Source Sans Pro', sans-serif"/>
    <style:font-face style:name="monospace" svg:font-family="monospace, monospace"/>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1" svg:font-family="'Source Sans Pro', sans-serif"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rebuchet MS" fo:font-size="15pt" style:font-size-asian="15pt" style:font-size-complex="15pt"/>
    </style:style>
    <style:style style:name="P3" style:family="paragraph" style:parent-style-name="Standard">
      <style:paragraph-properties fo:margin-left="0cm" fo:margin-right="0cm" fo:orphans="2" fo:widows="2" fo:text-indent="0cm" style:auto-text-indent="false"/>
      <style:text-properties style:font-name="Trebuchet MS" fo:font-size="10.5pt" style:font-size-asian="10.5pt" style:font-size-complex="10.5pt"/>
    </style:style>
    <style:style style:name="P4" style:family="paragraph" style:parent-style-name="Standard">
      <style:paragraph-properties fo:margin-left="0cm" fo:margin-right="0cm" fo:orphans="2" fo:widows="2" fo:text-indent="0cm" style:auto-text-indent="false"/>
      <style:text-properties style:font-name="Trebuchet MS" fo:font-size="14pt" style:font-size-asian="14pt" style:font-size-complex="14pt"/>
    </style:style>
    <style:style style:name="P5" style:family="paragraph" style:parent-style-name="Standard">
      <style:paragraph-properties fo:margin-left="0cm" fo:margin-right="0cm" fo:orphans="2" fo:widows="2" fo:text-indent="0cm" style:auto-text-indent="false"/>
      <style:text-properties style:font-name="Trebuchet MS" fo:font-size="10pt" style:font-size-asian="10pt" style:font-size-complex="10pt"/>
    </style:style>
    <style:style style:name="P6" style:family="paragraph" style:parent-style-name="Standard">
      <style:paragraph-properties fo:margin-left="0cm" fo:margin-right="0cm" fo:orphans="2" fo:widows="2" fo:text-indent="0cm" style:auto-text-indent="false"/>
      <style:text-properties fo:font-variant="normal" fo:text-transform="none" style:font-name="Trebuchet MS" fo:font-size="14pt" fo:letter-spacing="normal" fo:font-style="normal" fo:font-weight="normal" style:font-size-asian="14pt" style:font-size-complex="14pt"/>
    </style:style>
    <style:style style:name="P7"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font-name="Trebuchet MS" fo:font-size="14pt" fo:letter-spacing="normal" fo:font-style="normal" fo:font-weight="normal" style:font-size-asian="14pt" style:font-size-complex="14pt"/>
    </style:style>
    <style:style style:name="P8"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font-name="Trebuchet MS" fo:font-size="24pt" fo:letter-spacing="normal" fo:font-style="normal" fo:font-weight="normal" style:font-size-asian="24pt" style:font-size-complex="24pt"/>
    </style:style>
    <style:style style:name="P9" style:family="paragraph" style:parent-style-name="Standard">
      <style:paragraph-properties fo:margin-left="0cm" fo:margin-right="0cm" fo:orphans="2" fo:widows="2" fo:text-indent="0cm" style:auto-text-indent="false"/>
      <style:text-properties fo:font-variant="normal" fo:text-transform="none" style:font-name="Source Sans Pro" fo:font-size="11.25pt" fo:letter-spacing="normal" fo:font-style="normal"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1" style:family="paragraph" style:parent-style-name="Standard">
      <style:paragraph-properties fo:margin-left="0cm" fo:margin-right="0cm" fo:orphans="2" fo:widows="2" fo:text-indent="0cm" style:auto-text-indent="false"/>
      <style:text-properties style:font-name="Courier New" fo:font-size="10.5pt" fo:background-color="#333333" style:font-size-asian="10.5pt" style:font-size-complex="10.5pt"/>
    </style:style>
    <style:style style:name="P12" style:family="paragraph" style:parent-style-name="Standard">
      <style:paragraph-properties fo:margin-left="0cm" fo:margin-right="0cm" fo:margin-top="0.3cm" fo:margin-bottom="0cm" fo:orphans="2" fo:widows="2" fo:text-indent="0cm" style:auto-text-indent="false"/>
    </style:style>
    <style:style style:name="P13" style:family="paragraph" style:parent-style-name="Text_20_body">
      <style:paragraph-properties fo:margin-left="0cm" fo:margin-right="0cm" fo:line-height="100%" fo:orphans="2" fo:widows="2" fo:text-indent="0cm" style:auto-text-indent="false" fo:padding="0cm" fo:border="none"/>
      <style:text-properties style:font-name="Trebuchet MS" fo:font-size="10.5pt" style:font-size-asian="10.5pt" style:font-size-complex="10.5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5" style:family="paragraph" style:parent-style-name="Standard">
      <style:text-properties fo:font-size="10.5pt" style:font-size-asian="10.5pt" style:font-size-complex="10.5pt"/>
    </style:style>
    <style:style style:name="P16" style:family="paragraph" style:parent-style-name="Standard">
      <style:text-properties style:font-name="Trebuchet MS" fo:font-size="10.5pt" style:font-size-asian="10.5pt" style:font-size-complex="10.5pt"/>
    </style:style>
    <style:style style:name="P17" style:family="paragraph" style:parent-style-name="Standard">
      <style:text-properties style:font-name="Trebuchet MS" fo:font-size="14pt" style:font-size-asian="14pt" style:font-size-complex="14pt"/>
    </style:style>
    <style:style style:name="P18" style:family="paragraph" style:parent-style-name="Standard">
      <style:paragraph-properties fo:margin-left="1.251cm" fo:margin-right="0cm" fo:orphans="2" fo:widows="2" fo:text-indent="0cm" style:auto-text-indent="false"/>
      <style:text-properties style:font-name="Courier New" fo:font-size="10.5pt" fo:background-color="#333333" style:font-size-asian="10.5pt" style:font-size-complex="10.5pt"/>
    </style:style>
    <style:style style:name="P19" style:family="paragraph" style:parent-style-name="Standard">
      <style:paragraph-properties fo:margin-left="1.251cm" fo:margin-right="0cm" fo:orphans="2" fo:widows="2" fo:text-indent="0cm" style:auto-text-indent="false"/>
      <style:text-properties fo:color="#808080" style:font-name="Courier New" fo:font-size="10.5pt" fo:background-color="#333333" style:font-size-asian="10.5pt" style:font-size-complex="10.5pt"/>
    </style:style>
    <style:style style:name="P20" style:family="paragraph" style:parent-style-name="Standard" style:master-page-name="">
      <style:paragraph-properties fo:margin-left="1.251cm" fo:margin-right="0cm" fo:orphans="2" fo:widows="2" fo:text-indent="0cm" style:auto-text-indent="false" style:page-number="auto"/>
      <style:text-properties style:font-name="Courier New" fo:font-size="10.5pt" fo:background-color="#333333" style:font-size-asian="10.5pt" style:font-size-complex="10.5pt"/>
    </style:style>
    <style:style style:name="P21" style:family="paragraph" style:parent-style-name="Standard">
      <style:paragraph-properties fo:margin-left="1.251cm" fo:margin-right="0cm" fo:orphans="2" fo:widows="2" fo:text-indent="0cm" style:auto-text-indent="false" fo:background-color="#ffffff">
        <style:background-image/>
      </style:paragraph-properties>
      <style:text-properties style:font-name="Courier New" fo:font-size="10.5pt" fo:background-color="#333333" style:font-size-asian="10.5pt" style:font-size-complex="10.5pt"/>
    </style:style>
    <style:style style:name="P22" style:family="paragraph" style:parent-style-name="Horizontal_20_Line">
      <style:text-properties style:font-name="Trebuchet MS"/>
    </style:style>
    <style:style style:name="P23" style:family="paragraph" style:parent-style-name="Horizontal_20_Line">
      <style:text-properties fo:background-color="#eeeeee"/>
    </style:style>
    <style:style style:name="P24" style:family="paragraph" style:parent-style-name="Text_20_body">
      <style:text-properties fo:font-size="10.5pt" style:font-size-asian="10.5pt" style:font-size-complex="10.5pt"/>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26"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2pt" fo:letter-spacing="normal" fo:font-style="normal" style:text-underline-style="solid" style:text-underline-width="auto" style:text-underline-color="font-color" fo:font-weight="normal" style:font-size-asian="12pt" style:font-size-complex="12pt"/>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2pt" fo:letter-spacing="normal" fo:font-style="normal" style:text-underline-style="none" fo:font-weight="normal" style:font-size-asian="12pt" style:font-size-complex="12pt"/>
    </style:style>
    <style:style style:name="P28"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1pt" fo:letter-spacing="normal" fo:font-style="normal" style:text-underline-style="none" fo:font-weight="normal" fo:background-color="transparent" style:font-size-asian="11pt" style:font-size-complex="11pt"/>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1pt" fo:letter-spacing="normal" fo:font-style="normal" fo:font-weight="normal" fo:background-color="transparent" style:font-size-asian="11pt" style:font-size-complex="11pt"/>
    </style:style>
    <style:style style:name="P30" style:family="paragraph" style:parent-style-name="Standard">
      <style:paragraph-properties fo:margin-left="0cm" fo:margin-right="0cm" fo:orphans="2" fo:widows="2" fo:text-indent="0cm" style:auto-text-indent="false"/>
      <style:text-properties style:font-name="Trebuchet MS" fo:font-size="14pt" style:font-size-asian="14pt" style:font-size-complex="14pt"/>
    </style:style>
    <style:style style:name="P31" style:family="paragraph" style:parent-style-name="Standard">
      <style:paragraph-properties fo:margin-left="0cm" fo:margin-right="0cm" fo:orphans="2" fo:widows="2" fo:text-indent="0cm" style:auto-text-indent="false"/>
      <style:text-properties style:font-name="Trebuchet MS" fo:font-size="11pt" fo:background-color="#eeeeee" style:font-size-asian="11pt" style:font-size-complex="11pt"/>
    </style:style>
    <style:style style:name="P32" style:family="paragraph" style:parent-style-name="Standard">
      <style:paragraph-properties fo:margin-left="0cm" fo:margin-right="0cm" fo:orphans="2" fo:widows="2" fo:text-indent="0cm" style:auto-text-indent="false"/>
      <style:text-properties style:font-name="Trebuchet MS" fo:font-size="11pt" style:font-size-asian="11pt" style:font-size-complex="11pt"/>
    </style:style>
    <style:style style:name="P33" style:family="paragraph" style:parent-style-name="Standard">
      <style:paragraph-properties fo:margin-left="0cm" fo:margin-right="0cm" fo:orphans="2" fo:widows="2" fo:text-indent="0cm" style:auto-text-indent="false"/>
    </style:style>
    <style:style style:name="P34" style:family="paragraph" style:parent-style-name="Standard">
      <style:paragraph-properties fo:margin-left="0cm" fo:margin-right="0cm" fo:orphans="2" fo:widows="2" fo:text-indent="0cm" style:auto-text-indent="false"/>
      <style:text-properties style:font-name="Trebuchet MS" fo:font-size="11pt" fo:background-color="#eeeeee" style:font-size-asian="11pt" style:font-size-complex="11pt"/>
    </style:style>
    <style:style style:name="P35" style:family="paragraph" style:parent-style-name="Standard">
      <style:paragraph-properties fo:margin-left="0cm" fo:margin-right="0cm" fo:margin-top="0.199cm" fo:margin-bottom="0cm" fo:orphans="2" fo:widows="2" fo:text-indent="0cm" style:auto-text-indent="false"/>
    </style:style>
    <style:style style:name="P36" style:family="paragraph" style:parent-style-name="Standard">
      <style:paragraph-properties fo:margin-left="1.251cm" fo:margin-right="0cm" fo:orphans="2" fo:widows="2" fo:text-indent="0cm" style:auto-text-indent="false"/>
      <style:text-properties fo:color="#808080" style:font-name="Courier New" fo:font-size="10.5pt" fo:background-color="#333333" style:font-size-asian="10.5pt" style:font-size-complex="10.5pt"/>
    </style:style>
    <style:style style:name="P37" style:family="paragraph" style:parent-style-name="Standard">
      <style:paragraph-properties fo:margin-left="1.251cm" fo:margin-right="0cm" fo:orphans="2" fo:widows="2" fo:text-indent="0cm" style:auto-text-indent="false"/>
      <style:text-properties fo:font-variant="normal" fo:text-transform="none" fo:color="#000000" style:font-name="Trebuchet MS" fo:font-size="10.5pt" fo:letter-spacing="normal" fo:font-style="normal" fo:font-weight="normal" fo:background-color="#333333" style:font-size-asian="10.5pt" style:font-size-complex="10.5pt"/>
    </style:style>
    <style:style style:name="P38" style:family="paragraph" style:parent-style-name="Standard">
      <style:paragraph-properties fo:margin-left="1.251cm" fo:margin-right="0cm" fo:orphans="2" fo:widows="2" fo:text-indent="0cm" style:auto-text-indent="false"/>
      <style:text-properties style:font-name="Courier New" fo:font-size="10.5pt" fo:background-color="#333333" style:font-size-asian="10.5pt" style:font-size-complex="10.5pt"/>
    </style:style>
    <style:style style:name="P39" style:family="paragraph" style:parent-style-name="Standard" style:master-page-name="">
      <style:paragraph-properties fo:margin-left="1.251cm" fo:margin-right="0cm" fo:orphans="2" fo:widows="2" fo:text-indent="0cm" style:auto-text-indent="false" style:page-number="auto"/>
      <style:text-properties style:font-name="Courier New" fo:font-size="10.5pt" fo:background-color="#333333" style:font-size-asian="10.5pt" style:font-size-complex="10.5pt"/>
    </style:style>
    <style:style style:name="P40" style:family="paragraph" style:parent-style-name="Heading_20_4">
      <style:paragraph-properties fo:margin-left="0cm" fo:margin-right="0cm" fo:margin-top="0cm" fo:margin-bottom="0cm" fo:orphans="2" fo:widows="2" fo:text-indent="0cm" style:auto-text-indent="false"/>
      <style:text-properties fo:font-variant="normal" fo:text-transform="none" style:font-name="Trebuchet MS" fo:font-size="14pt" fo:letter-spacing="normal" fo:font-style="normal" fo:font-weight="bold" style:font-size-asian="14pt" style:font-size-complex="14pt"/>
    </style:style>
    <style:style style:name="P41" style:family="paragraph" style:parent-style-name="Text_20_body">
      <style:paragraph-properties fo:margin-left="1.251cm" fo:margin-right="0cm" fo:margin-top="0cm" fo:margin-bottom="0cm" fo:text-indent="0cm" style:auto-text-indent="false"/>
      <style:text-properties fo:background-color="#eeeeee"/>
    </style:style>
    <style:style style:name="P42" style:family="paragraph" style:parent-style-name="Text_20_body" style:master-page-name="">
      <style:paragraph-properties fo:margin-left="0cm" fo:margin-right="0cm" fo:margin-top="0cm" fo:margin-bottom="0.212cm" fo:text-indent="0cm" style:auto-text-indent="false" style:page-number="auto"/>
      <style:text-properties style:font-name="Trebuchet MS" fo:font-size="11pt" fo:background-color="#eeeeee" style:font-size-asian="11pt" style:font-size-complex="11pt"/>
    </style:style>
    <style:style style:name="P43" style:family="paragraph" style:parent-style-name="Text_20_body">
      <style:paragraph-properties fo:margin-left="0cm" fo:margin-right="-0.101cm" fo:margin-top="0cm" fo:margin-bottom="0.212cm" fo:text-indent="0cm" style:auto-text-indent="false"/>
      <style:text-properties style:font-name="Trebuchet MS" fo:font-size="11pt" fo:background-color="#eeeeee" style:font-size-asian="11pt" style:font-size-complex="11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italic" fo:font-weight="normal" style:font-style-asian="italic" style:font-style-complex="italic"/>
    </style:style>
    <style:style style:name="T3" style:family="text">
      <style:text-properties fo:font-variant="normal" fo:text-transform="none" fo:color="#000000" style:font-name="Trebuchet MS" fo:font-size="10.5pt" fo:letter-spacing="normal" fo:font-style="normal" fo:font-weight="normal" style:font-size-asian="10.5pt" style:font-size-complex="10.5pt"/>
    </style:style>
    <style:style style:name="T4" style:family="text">
      <style:text-properties fo:font-variant="normal" fo:text-transform="none" fo:color="#000000" style:font-name="Trebuchet MS" fo:letter-spacing="normal" fo:font-style="normal" fo:font-weight="normal"/>
    </style:style>
    <style:style style:name="T5" style:family="text">
      <style:text-properties fo:font-variant="normal" fo:text-transform="none" fo:color="#000000" style:font-name="Trebuchet MS" fo:font-size="11pt" fo:letter-spacing="normal" fo:font-style="normal" style:text-underline-style="none" fo:font-weight="normal" style:font-size-asian="11pt" style:font-size-complex="11pt"/>
    </style:style>
    <style:style style:name="T6" style:family="text">
      <style:text-properties fo:font-variant="normal" fo:text-transform="none" fo:color="#000000" style:font-name="Trebuchet MS" fo:font-size="11pt" fo:letter-spacing="normal" fo:font-style="normal" fo:font-weight="normal" style:font-size-asian="11pt" style:font-size-complex="11pt"/>
    </style:style>
    <style:style style:name="T7" style:family="text">
      <style:text-properties fo:font-variant="normal" fo:text-transform="none" fo:color="#000000" style:font-name="Trebuchet MS" fo:font-size="11pt" fo:letter-spacing="normal" fo:font-style="normal" fo:font-weight="normal" fo:background-color="transparent" style:font-size-asian="11pt" style:font-size-complex="11pt"/>
    </style:style>
    <style:style style:name="T8" style:family="text">
      <style:text-properties fo:font-variant="normal" fo:text-transform="none" fo:color="#000000" style:font-name="Trebuchet MS" fo:font-size="11pt" fo:letter-spacing="normal" fo:font-style="italic" style:text-underline-style="none" fo:font-weight="normal" style:font-size-asian="11pt" style:font-style-asian="italic" style:font-size-complex="11pt" style:font-style-complex="italic"/>
    </style:style>
    <style:style style:name="T9" style:family="text">
      <style:text-properties fo:font-variant="normal" fo:text-transform="none" fo:color="#000000" style:font-name="Trebuchet MS" fo:font-size="11pt" fo:letter-spacing="normal" fo:font-weight="normal" style:font-size-asian="11pt" style:font-size-complex="11pt"/>
    </style:style>
    <style:style style:name="T10" style:family="text">
      <style:text-properties fo:font-variant="normal" fo:text-transform="none" fo:color="#000000" style:font-name="Trebuchet MS" fo:font-size="11pt" fo:letter-spacing="normal" fo:font-weight="normal" fo:background-color="transparent" style:font-size-asian="11pt" style:font-size-complex="11pt"/>
    </style:style>
    <style:style style:name="T11" style:family="text">
      <style:text-properties fo:font-variant="normal" fo:text-transform="none" fo:color="#000000" style:font-name="Courier New" fo:letter-spacing="normal" fo:font-style="normal" fo:font-weight="normal"/>
    </style:style>
    <style:style style:name="T12" style:family="text">
      <style:text-properties fo:font-variant="normal" fo:text-transform="none" fo:color="#000000" style:font-name="Courier New" fo:letter-spacing="normal" fo:font-style="normal" fo:font-weight="normal" fo:background-color="#eeeeee"/>
    </style:style>
    <style:style style:name="T13" style:family="text">
      <style:text-properties fo:font-variant="normal" fo:text-transform="none" fo:color="#000000" style:font-name="Courier New" fo:font-size="11.1999998092651pt" fo:letter-spacing="normal" fo:font-style="normal" fo:font-weight="normal" fo:background-color="#eeeeee" style:font-size-asian="11.1999998092651pt" style:font-size-complex="11.1999998092651pt"/>
    </style:style>
    <style:style style:name="T14" style:family="text">
      <style:text-properties fo:font-variant="normal" fo:text-transform="none" fo:color="#000000" style:font-name="Courier New" fo:font-size="11.25pt" fo:letter-spacing="normal" fo:font-style="normal" fo:font-weight="normal" fo:background-color="#eeeeee"/>
    </style:style>
    <style:style style:name="T15" style:family="text">
      <style:text-properties fo:font-variant="normal" fo:text-transform="none" fo:color="#000000" style:font-name="Courier New" fo:font-size="11pt" fo:letter-spacing="normal" fo:font-style="normal" style:text-underline-style="none" fo:font-weight="normal" fo:background-color="#eeeeee" style:font-size-asian="11pt" style:font-size-complex="11pt"/>
    </style:style>
    <style:style style:name="T16" style:family="text">
      <style:text-properties fo:font-variant="normal" fo:text-transform="none" fo:color="#000000" style:font-name="Courier New" fo:font-size="11pt" fo:letter-spacing="normal" fo:font-style="normal" style:text-underline-style="none" fo:font-weight="normal" fo:background-color="transparent" style:font-size-asian="11pt" style:font-size-complex="11pt"/>
    </style:style>
    <style:style style:name="T17" style:family="text">
      <style:text-properties fo:font-variant="normal" fo:text-transform="none" fo:color="#000000" style:font-name="Courier New" fo:font-size="11pt" fo:letter-spacing="normal" fo:font-style="normal" fo:font-weight="normal" fo:background-color="#eeeeee" style:font-size-asian="11pt" style:font-size-complex="11pt"/>
    </style:style>
    <style:style style:name="T18" style:family="text">
      <style:text-properties fo:font-variant="normal" fo:text-transform="none" fo:color="#000000" style:font-name="Source Sans Pro" fo:font-size="11.25pt" fo:letter-spacing="normal" fo:font-style="normal" fo:font-weight="normal"/>
    </style:style>
    <style:style style:name="T19" style:family="text">
      <style:text-properties fo:font-variant="normal" fo:text-transform="none" fo:color="#000000" style:font-name="Source Sans Pro" fo:font-size="11.25pt" fo:letter-spacing="normal" fo:font-style="normal" fo:font-weight="normal" style:font-size-asian="10.5pt" style:font-size-complex="10.5pt"/>
    </style:style>
    <style:style style:name="T20" style:family="text">
      <style:text-properties fo:font-variant="normal" fo:text-transform="none" fo:color="#000000" style:font-name="Source Sans Pro" fo:font-size="11.25pt" fo:letter-spacing="normal" fo:font-style="normal" fo:font-weight="normal" fo:background-color="transparent"/>
    </style:style>
    <style:style style:name="T21" style:family="text">
      <style:text-properties fo:font-variant="normal" fo:text-transform="none" fo:color="#000000" style:font-name="Source Sans Pro" fo:font-size="11.25pt" fo:letter-spacing="normal" fo:font-style="normal" fo:font-weight="normal" fo:background-color="transparent" style:font-size-asian="11.1999998092651pt" style:font-size-complex="11.1999998092651pt"/>
    </style:style>
    <style:style style:name="T22" style:family="text">
      <style:text-properties fo:font-variant="normal" fo:text-transform="none" fo:color="#000000" style:font-name="Source Sans Pro" fo:font-size="11.25pt" fo:letter-spacing="normal" fo:font-style="normal" style:font-size-asian="10.5pt" style:font-size-complex="10.5pt"/>
    </style:style>
    <style:style style:name="T23" style:family="text">
      <style:text-properties fo:font-variant="normal" fo:text-transform="none" fo:color="#000000" style:font-name="Source Sans Pro" fo:font-size="11.25pt" fo:letter-spacing="normal" fo:font-weight="normal" style:font-size-asian="10.5pt" style:font-size-complex="10.5pt"/>
    </style:style>
    <style:style style:name="T24" style:family="text">
      <style:text-properties fo:font-variant="normal" fo:text-transform="none" fo:color="#000000" style:font-name="Source Sans Pro" fo:font-size="11.25pt" fo:letter-spacing="normal" fo:font-style="italic" fo:font-weight="normal" fo:background-color="transparent" style:font-style-asian="italic" style:font-style-complex="italic"/>
    </style:style>
    <style:style style:name="T25" style:family="text">
      <style:text-properties fo:font-variant="normal" fo:text-transform="none" fo:color="#000000" style:font-name="monospace" fo:font-size="11.25pt" fo:letter-spacing="normal" fo:font-style="normal" fo:font-weight="normal" fo:background-color="#eeeeee"/>
    </style:style>
    <style:style style:name="T26" style:family="text">
      <style:text-properties fo:font-variant="normal" fo:text-transform="none" fo:color="#000000" style:font-name="monospace" fo:font-size="11.25pt" fo:letter-spacing="normal" fo:font-style="normal" fo:font-weight="normal" fo:background-color="#eeeeee" style:font-size-asian="10.5pt" style:font-size-complex="10.5pt"/>
    </style:style>
    <style:style style:name="T27" style:family="text">
      <style:text-properties fo:font-variant="normal" fo:text-transform="none" fo:color="#000000" style:font-name="Source Sans Pro1" fo:font-size="11.1999998092651pt" fo:letter-spacing="normal" fo:font-style="normal" fo:font-weight="normal" fo:background-color="transparent" style:font-size-asian="11.1999998092651pt" style:font-size-complex="11.1999998092651pt"/>
    </style:style>
    <style:style style:name="T28" style:family="text">
      <style:text-properties fo:font-variant="normal" fo:text-transform="none" fo:color="#000000" style:font-name="Source Sans Pro1" fo:font-size="11.1999998092651pt" fo:letter-spacing="normal" fo:font-style="italic" fo:font-weight="normal" fo:background-color="transparent" style:font-size-asian="11.1999998092651pt" style:font-style-asian="italic" style:font-size-complex="11.1999998092651pt" style:font-style-complex="italic"/>
    </style:style>
    <style:style style:name="T29" style:family="text">
      <style:text-properties fo:font-variant="normal" fo:text-transform="none" fo:color="#000000" style:font-name="Trebuchet MS" fo:letter-spacing="normal" fo:font-style="normal" style:text-underline-style="none" fo:font-weight="normal" fo:background-color="transparent"/>
    </style:style>
    <style:style style:name="T30" style:family="text">
      <style:text-properties fo:font-variant="normal" fo:text-transform="none" fo:color="#000000" style:font-name="Trebuchet MS" fo:letter-spacing="normal" fo:font-style="normal" fo:font-weight="normal" fo:background-color="transparent"/>
    </style:style>
    <style:style style:name="T31" style:family="text">
      <style:text-properties fo:font-variant="normal" fo:text-transform="none" fo:color="#000000" style:font-name="Trebuchet MS" fo:font-size="11pt" fo:letter-spacing="normal" fo:font-style="normal" fo:font-weight="normal" fo:background-color="transparent" style:font-size-asian="11pt" style:font-size-complex="11pt"/>
    </style:style>
    <style:style style:name="T32" style:family="text">
      <style:text-properties fo:font-variant="normal" fo:text-transform="none" fo:color="#000000" style:font-name="Courier New" fo:letter-spacing="normal" fo:font-style="normal" style:text-underline-style="none" fo:font-weight="normal"/>
    </style:style>
    <style:style style:name="T33" style:family="text">
      <style:text-properties fo:font-variant="normal" fo:text-transform="none" fo:color="#000000" style:font-name="Courier New" fo:letter-spacing="normal" fo:font-style="normal" fo:font-weight="normal"/>
    </style:style>
    <style:style style:name="T34" style:family="text">
      <style:text-properties fo:font-variant="normal" fo:text-transform="none" fo:color="#222222" style:font-name="sans-serif" fo:letter-spacing="normal" fo:language="en" fo:country="none" fo:font-style="italic" fo:font-weight="normal" style:font-weight-asian="normal" style:font-weight-complex="normal"/>
    </style:style>
    <style:style style:name="T35" style:family="text">
      <style:text-properties fo:font-variant="normal" fo:text-transform="none" fo:color="#222222" style:font-name="sans-serif" fo:letter-spacing="normal" fo:language="en" fo:country="none" fo:font-style="normal" fo:font-weight="normal" style:font-style-asian="normal" style:font-weight-asian="normal" style:font-style-complex="normal" style:font-weight-complex="normal"/>
    </style:style>
    <style:style style:name="T36" style:family="text">
      <style:text-properties fo:font-variant="normal" fo:text-transform="none" style:font-name="Source Sans Pro" fo:font-size="11.25pt" fo:letter-spacing="normal" fo:font-style="normal" fo:font-weight="normal"/>
    </style:style>
    <style:style style:name="T37" style:family="text">
      <style:text-properties fo:font-variant="normal" fo:text-transform="none" style:font-name="Source Sans Pro" fo:font-size="11.25pt" fo:letter-spacing="normal" fo:font-style="normal" fo:font-weight="normal" style:font-size-asian="10.5pt" style:font-size-complex="10.5pt"/>
    </style:style>
    <style:style style:name="T38" style:family="text">
      <style:text-properties fo:font-variant="normal" fo:text-transform="none" style:font-name="Source Sans Pro" fo:font-size="11.25pt" fo:letter-spacing="normal" fo:font-style="italic" fo:font-weight="normal" style:font-style-asian="italic" style:font-style-complex="italic"/>
    </style:style>
    <style:style style:name="T39" style:family="text">
      <style:text-properties fo:font-variant="normal" fo:text-transform="none" style:font-name="Trebuchet MS" fo:font-size="10.5pt" fo:letter-spacing="normal" fo:font-style="normal" fo:font-weight="normal" style:font-size-asian="10.5pt" style:font-size-complex="10.5pt"/>
    </style:style>
    <style:style style:name="T40" style:family="text">
      <style:text-properties fo:font-variant="normal" fo:text-transform="none" style:font-name="Trebuchet MS" fo:font-size="11.25pt" fo:letter-spacing="normal" fo:font-weight="normal"/>
    </style:style>
    <style:style style:name="T41" style:family="text">
      <style:text-properties fo:font-variant="normal" fo:text-transform="none" fo:color="#ff3399" style:font-name="Trebuchet MS" fo:letter-spacing="normal" fo:font-style="normal" fo:font-weight="normal"/>
    </style:style>
    <style:style style:name="T42" style:family="text">
      <style:text-properties fo:font-variant="normal" fo:text-transform="none" fo:color="#66ff66" style:font-name="Trebuchet MS" fo:letter-spacing="normal" fo:font-style="normal" fo:font-weight="normal"/>
    </style:style>
    <style:style style:name="T43" style:family="text">
      <style:text-properties fo:font-variant="normal" fo:text-transform="none" fo:color="#00ffff" style:font-name="Trebuchet MS" fo:letter-spacing="normal" fo:font-style="normal" fo:font-weight="normal"/>
    </style:style>
    <style:style style:name="T44" style:family="text">
      <style:text-properties fo:font-variant="normal" fo:text-transform="none" fo:color="#00ffff" style:font-name="Trebuchet MS" fo:letter-spacing="normal" fo:font-style="italic" fo:font-weight="normal" style:font-style-asian="italic" style:font-style-complex="italic"/>
    </style:style>
    <style:style style:name="T45" style:family="text">
      <style:text-properties fo:font-variant="normal" fo:text-transform="none" fo:color="#ffffff" style:font-name="Trebuchet MS" fo:letter-spacing="normal" fo:font-style="normal" fo:font-weight="normal"/>
    </style:style>
    <style:style style:name="T46" style:family="text">
      <style:text-properties fo:font-variant="normal" fo:text-transform="none" fo:letter-spacing="normal"/>
    </style:style>
    <style:style style:name="T47" style:family="text">
      <style:text-properties fo:font-variant="normal" fo:text-transform="none" style:font-name="Trebuchet MS" fo:font-size="11.25pt" fo:letter-spacing="normal" fo:font-style="normal" fo:font-weight="normal"/>
    </style:style>
    <style:style style:name="T48" style:family="text">
      <style:text-properties fo:font-variant="normal" fo:text-transform="none" style:font-name="Trebuchet MS" fo:font-size="11pt" fo:letter-spacing="normal" fo:font-style="normal" fo:font-weight="normal" style:font-size-asian="11pt" style:font-size-complex="11pt"/>
    </style:style>
    <style:style style:name="T49" style:family="text">
      <style:text-properties fo:font-variant="normal" fo:text-transform="none" style:font-name="Trebuchet MS" fo:font-size="10pt" fo:letter-spacing="normal" fo:font-style="normal" fo:font-weight="normal" fo:background-color="transparent" style:font-size-asian="10pt" style:font-size-complex="10pt"/>
    </style:style>
    <style:style style:name="T50" style:family="text">
      <style:text-properties fo:font-variant="normal" fo:text-transform="none" style:font-name="Trebuchet MS" fo:font-size="10pt" fo:letter-spacing="normal" fo:background-color="transparent" style:font-size-asian="10pt" style:font-size-complex="10pt"/>
    </style:style>
    <style:style style:name="T51" style:family="text">
      <style:text-properties fo:font-variant="normal" fo:text-transform="none" style:font-name="Courier New" fo:font-size="10pt" fo:letter-spacing="normal" fo:font-style="normal" fo:font-weight="normal" style:font-size-asian="10pt" style:font-size-complex="10pt"/>
    </style:style>
    <style:style style:name="T52" style:family="text">
      <style:text-properties fo:font-variant="normal" fo:text-transform="none" fo:color="#ffff00" style:font-name="Trebuchet MS" fo:letter-spacing="normal" fo:font-style="normal" fo:font-weight="normal"/>
    </style:style>
    <style:style style:name="T53" style:family="text">
      <style:text-properties fo:font-variant="normal" fo:text-transform="none" fo:color="#00ff66" style:font-name="Trebuchet MS" fo:letter-spacing="normal" fo:font-style="normal" fo:font-weight="normal"/>
    </style:style>
    <style:style style:name="T54" style:family="text">
      <style:text-properties style:font-name="Trebuchet MS"/>
    </style:style>
    <style:style style:name="T55" style:family="text">
      <style:text-properties style:font-name="Trebuchet MS" fo:font-size="14pt" style:font-size-asian="14pt" style:font-size-complex="14pt"/>
    </style:style>
    <style:style style:name="T56" style:family="text">
      <style:text-properties style:font-name="Trebuchet MS" fo:font-size="14pt" fo:font-style="italic" style:font-size-asian="14pt" style:font-style-asian="italic" style:font-size-complex="14pt" style:font-style-complex="italic"/>
    </style:style>
    <style:style style:name="T57" style:family="text">
      <style:text-properties style:font-name="Trebuchet MS" fo:font-size="11pt" style:font-size-asian="11pt" style:font-size-complex="11pt"/>
    </style:style>
    <style:style style:name="T58" style:family="text">
      <style:text-properties style:font-name="Trebuchet MS" fo:font-size="11pt" fo:background-color="#eeeeee" style:font-size-asian="11pt" style:font-size-complex="11pt"/>
    </style:style>
    <style:style style:name="T59" style:family="text">
      <style:text-properties style:font-name="Trebuchet MS" fo:font-size="11pt" fo:font-style="italic" style:font-size-asian="11pt" style:font-style-asian="italic" style:font-size-complex="11pt" style:font-style-complex="italic"/>
    </style:style>
    <style:style style:name="T60" style:family="text">
      <style:text-properties style:font-name="Source Sans Pro" fo:font-size="11.25pt"/>
    </style:style>
    <style:style style:name="T61" style:family="text">
      <style:text-properties style:font-name="Source Sans Pro" fo:font-size="11.25pt" fo:letter-spacing="normal" fo:font-weight="normal"/>
    </style:style>
    <style:style style:name="T62" style:family="text">
      <style:text-properties fo:font-style="italic" style:font-style-asian="italic" style:font-style-complex="italic"/>
    </style:style>
    <style:style style:name="T63" style:family="text">
      <style:text-properties style:font-name="Courier New" fo:background-color="#eeeeee"/>
    </style:style>
    <style:style style:name="T64" style:family="text">
      <style:text-properties style:font-name="Courier New" fo:font-size="14pt" fo:background-color="#eeeeee" style:font-size-asian="14pt" style:font-size-complex="14pt"/>
    </style:style>
    <style:style style:name="T65" style:family="text">
      <style:text-properties fo:color="#00ff66"/>
    </style:style>
    <style:style style:name="T66" style:family="text">
      <style:text-properties fo:color="#ff3399"/>
    </style:style>
    <style:style style:name="T67" style:family="text">
      <style:text-properties fo:color="#00ffff"/>
    </style:style>
    <style:style style:name="T68" style:family="text">
      <style:text-properties fo:color="#00ffff" fo:font-style="italic" style:font-style-asian="italic" style:font-style-complex="italic"/>
    </style:style>
    <style:style style:name="T69" style:family="text">
      <style:text-properties fo:color="#ffffff"/>
    </style:style>
    <style:style style:name="T70" style:family="text">
      <style:text-properties fo:color="#cc66ff"/>
    </style:style>
    <style:style style:name="T71" style:family="text">
      <style:text-properties fo:color="#999999"/>
    </style:style>
    <style:style style:name="T72" style:family="text">
      <style:text-properties fo:color="#66ff66"/>
    </style:style>
    <style:style style:name="T73" style:family="text">
      <style:text-properties fo:color="#808080"/>
    </style:style>
    <style:style style:name="T74" style:family="text">
      <style:text-properties fo:color="#ffff00"/>
    </style:style>
    <style:style style:name="T75" style:family="text">
      <style:text-properties fo:font-size="11pt" style:font-size-asian="11pt" style:font-size-complex="11pt"/>
    </style:style>
    <style:style style:name="T76" style:family="text">
      <style:text-properties style:font-name="Trebuchet MS" fo:font-size="10pt" fo:background-color="transparent" style:font-size-asian="10pt" style:font-size-complex="10pt"/>
    </style:style>
    <style:style style:name="T77" style:family="text">
      <style:text-properties style:font-name="Courier New" fo:font-size="11pt" fo:background-color="#eeeeee" style:font-size-asian="11pt" style:font-size-complex="11pt"/>
    </style:style>
    <style:style style:name="T7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a programmation orientée objet</text:p>
      <text:p text:style-name="P7"><text:a xlink:type="simple" xlink:href="https://openclassrooms.com/courses/programmez-en-oriente-objet-en-php" text:style-name="Internet_20_link" text:visited-style-name="Visited_20_Internet_20_Link"><text:span text:style-name="T75">https://openclassrooms.com/courses/programmez-en-oriente-objet-en-php</text:span></text:a></text:p>
      <text:p text:style-name="P6"/>
      <text:p text:style-name="Horizontal_20_Line"/>
      <text:p text:style-name="P6">Classes</text:p>
      <text:p text:style-name="P9"/>
      <text:p text:style-name="P1"><text:span text:style-name="T37">Une classe est une entité regroupant des variables et des fonctions. </text:span><text:span text:style-name="T36">Chacune de ces fonctions aura accès aux variables de cette entité.</text:span><text:span text:style-name="T60"> </text:span><text:span text:style-name="T37">Les classes contiennent la définition des objets que l'on va créer par la suite.</text:span><text:span text:style-name="T39"> </text:span><text:span text:style-name="T37">Une classe est donc un regroupement logique de variables et fonctions que tout objet issu de cette classe possédera.</text:span><text:span text:style-name="T39"> </text:span></text:p>
      <text:p text:style-name="P10"/>
      <text:p text:style-name="P10"><text:span text:style-name="T39">Conformément à la notation PEAR, on fait </text:span>commencer <text:span text:style-name="T39">le nom d'une classe par une majuscule.</text:span></text:p>
      <text:p text:style-name="P5"/>
      <text:p text:style-name="Horizontal_20_Line"/>
      <text:p text:style-name="P4">Instance</text:p>
      <text:p text:style-name="P4"/>
      <text:p text:style-name="P15"><text:span text:style-name="T36">Une</text:span><text:span text:style-name="T38"> instance</text:span><text:span text:style-name="T36">, c'est tout simplement le résultat d'une </text:span><text:span text:style-name="Emphasis"><text:span text:style-name="T61">instanciation</text:span></text:span><text:span text:style-name="T36">. Une </text:span><text:span text:style-name="Emphasis"><text:span text:style-name="T61">instanciation</text:span></text:span><text:span text:style-name="T36">, c'est le fait d'</text:span><text:span text:style-name="Emphasis"><text:span text:style-name="T61">instancier</text:span></text:span><text:span text:style-name="Emphasis"><text:span text:style-name="T40"> </text:span></text:span><text:span text:style-name="T36">une classe. </text:span><text:span text:style-name="Emphasis"><text:span text:style-name="T61">Instancier</text:span></text:span><text:span text:style-name="Emphasis"><text:span text:style-name="T40"> </text:span></text:span><text:span text:style-name="T36">une classe, c'est se servir d'une classe afin qu'elle nous crée un objet. En gros, une instance est un objet.</text:span><text:span text:style-name="T54"> </text:span></text:p>
      <text:p text:style-name="P16"/>
      <text:p text:style-name="P22"/>
      <text:p text:style-name="P17">Attributs &amp; méthodes</text:p>
      <text:p text:style-name="P17"/>
      <text:p text:style-name="P24"><text:span text:style-name="Definition"><text:span text:style-name="T35">Un </text:span></text:span><text:span text:style-name="Definition"><text:span text:style-name="T34">attribut (ou propriété) </text:span></text:span><text:span text:style-name="Definition"><text:span text:style-name="T35">désigne une variable et une </text:span></text:span><text:span text:style-name="Definition"><text:span text:style-name="T34">méthode </text:span></text:span><text:span text:style-name="Definition"><text:span text:style-name="T35">désigne une fonction</text:span></text:span><text:span text:style-name="Definition"><text:span text:style-name="T34">.</text:span></text:span></text:p>
      <text:p text:style-name="P13"/>
      <text:p text:style-name="P22"/>
      <text:p text:style-name="P4">Visibilité</text:p>
      <text:p text:style-name="P2"/>
      <text:p text:style-name="P3"><text:span text:style-name="T1">La visibilité d'un attribut ou d'une méthode indique à partir d'où on peut y avoir accès. Il y a deux types de visibilité : </text:span><text:span text:style-name="T2">private</text:span><text:span text:style-name="T1"> ou </text:span><text:span text:style-name="T2">public</text:span><text:span text:style-name="T1">.</text:span></text:p>
      <text:p text:style-name="P10"/>
      <text:p text:style-name="P14">Conformément à la notation PEAR, chaque élément <text:span text:style-name="T62">private</text:span> doit être précédé d'un underscore.</text:p>
      <text:p text:style-name="P14">Ex : <text:span text:style-name="T63">$_attribute</text:span></text:p>
      <text:p text:style-name="P3"/>
      <text:p text:style-name="Horizontal_20_Line"/>
      <text:p text:style-name="P4">Créer un Objet</text:p>
      <text:p text:style-name="P10"/>
      <text:p text:style-name="P3"><text:span text:style-name="T1">On dit que l'on </text:span><text:span text:style-name="T2">instancie</text:span><text:span text:style-name="T1"> la classe.</text:span></text:p>
      <text:p text:style-name="P10"/>
      <text:p text:style-name="P18"><text:tab/><text:tab/><text:tab/><text:tab/><text:tab/><text:tab/></text:p>
      <text:p text:style-name="P18"><text:tab/>&lt;?php <text:s text:c="16"/><text:tab/><text:tab/></text:p>
      <text:p text:style-name="P18"><text:span text:style-name="T65"><text:tab/>$objet</text:span> <text:span text:style-name="T66">= new</text:span> <text:span text:style-name="T67">Myclass</text:span> ;<text:tab/><text:tab/></text:p>
      <text:p text:style-name="P18"><text:tab/><text:tab/><text:tab/><text:tab/><text:tab/><text:tab/></text:p>
      <text:p text:style-name="P18"/>
      <text:p text:style-name="P23"/>
      <text:p text:style-name="P4">Appeler une méthode d'un objet</text:p>
      <text:p text:style-name="P10"><text:soft-page-break/></text:p>
      <text:p text:style-name="P10">On verra plus tard comment accéder à un attribut.</text:p>
      <text:p text:style-name="P10"/>
      <text:p text:style-name="P18"><text:tab/><text:tab/><text:tab/><text:tab/><text:tab/><text:tab/></text:p>
      <text:p text:style-name="P18"><text:tab/>&lt;?php <text:s text:c="16"/><text:tab/><text:tab/></text:p>
      <text:p text:style-name="P18"><text:span text:style-name="T65"><text:tab/>$objet</text:span> <text:span text:style-name="T66">= new</text:span> <text:span text:style-name="T67">Myclass</text:span> ;<text:tab/><text:tab/></text:p>
      <text:p text:style-name="P18"><text:span text:style-name="T65"><text:tab/>$objet</text:span><text:span text:style-name="T66">-&gt;</text:span><text:span text:style-name="T69">methode() ;</text:span> <text:tab/><text:tab/></text:p>
      <text:p text:style-name="P18"><text:tab/><text:tab/><text:tab/><text:tab/><text:tab/><text:tab/></text:p>
      <text:p text:style-name="P18"/>
      <text:p text:style-name="P23"/>
      <text:p text:style-name="P4">$this</text:p>
      <text:p text:style-name="P10"/>
      <text:p text:style-name="P3"><text:span text:style-name="T12">$this</text:span><text:span text:style-name="T1"> représente l'objet que nous sommes en train d'utiliser, que nous voulons appeler au sein de la classe.</text:span></text:p>
      <text:p text:style-name="P10"/>
      <text:p text:style-name="P20"><text:tab/><text:tab/><text:tab/><text:tab/><text:tab/><text:tab/><text:tab/><text:tab/></text:p>
      <text:p text:style-name="P18"><text:tab/>&lt;?php<text:tab/><text:tab/><text:tab/><text:tab/><text:tab/><text:tab/><text:tab/></text:p>
      <text:p text:style-name="P18"><text:span text:style-name="T66"><text:tab/>class</text:span> Personnage<text:tab/><text:tab/><text:tab/><text:tab/><text:tab/></text:p>
      <text:p text:style-name="P18"><text:tab/>{<text:tab/><text:tab/><text:tab/><text:tab/><text:tab/><text:tab/><text:tab/></text:p>
      <text:p text:style-name="P18"><text:tab/> <text:s/><text:span text:style-name="T66">private</text:span> <text:span text:style-name="T65">$_experience</text:span> <text:span text:style-name="T66">=</text:span> <text:span text:style-name="T70">50</text:span>;<text:tab/><text:tab/><text:tab/></text:p>
      <text:p text:style-name="P18"><text:tab/> <text:s/><text:span text:style-name="T66">public function</text:span> afficherExperience()<text:tab/></text:p>
      <text:p text:style-name="P18"><text:tab/> <text:s/>{<text:tab/><text:tab/><text:tab/><text:tab/><text:tab/><text:tab/><text:tab/></text:p>
      <text:p text:style-name="P18"><text:tab/> <text:s text:c="3"/><text:span text:style-name="T67">echo</text:span> <text:span text:style-name="T65">$this</text:span><text:span text:style-name="T66">-&gt;</text:span>_experience;<text:tab/><text:tab/><text:tab/></text:p>
      <text:p text:style-name="P18"><text:tab/> <text:s/>}<text:tab/><text:tab/><text:tab/><text:tab/><text:tab/><text:tab/><text:tab/></text:p>
      <text:p text:style-name="P18"><text:tab/>}<text:tab/><text:tab/><text:tab/><text:tab/><text:tab/><text:tab/><text:tab/></text:p>
      <text:p text:style-name="P18"><text:span text:style-name="T65"><text:tab/>$perso</text:span> <text:span text:style-name="T66">= new</text:span> <text:span text:style-name="T67">Personnage</text:span>;<text:tab/><text:tab/><text:tab/></text:p>
      <text:p text:style-name="P18"><text:span text:style-name="T65"><text:tab/>$perso</text:span><text:span text:style-name="T66">-&gt;</text:span>afficherExperience();<text:tab/><text:tab/></text:p>
      <text:p text:style-name="P18"><text:tab/><text:tab/><text:tab/><text:tab/><text:tab/><text:tab/><text:tab/><text:tab/></text:p>
      <text:p text:style-name="P23"/>
      <text:h text:style-name="P40" text:outline-level="4"><text:bookmark text:name="r-1669325"/>Exiger des objets en paramètre</text:h>
      <text:p text:style-name="P10"/>
      <text:p text:style-name="P10">Afin de s'assurer que ce soit bien un objet qui est passé en paramètre de notre méthode (si c'est ce que nous voulons) , il suffit de précéder le paramètre du nom de la classe sur laquelle il est censé s'appliquer.</text:p>
      <text:p text:style-name="P10"/>
      <text:p text:style-name="P20"><text:tab/><text:tab/><text:tab/><text:tab/><text:tab/><text:tab/><text:tab/><text:tab/><text:tab/><text:tab/><text:tab/><text:tab/></text:p>
      <text:p text:style-name="P18"><text:tab/>&lt;?php<text:tab/><text:tab/><text:tab/><text:tab/><text:tab/><text:tab/><text:tab/><text:tab/><text:tab/><text:tab/><text:tab/></text:p>
      <text:p text:style-name="P18"><text:span text:style-name="T66"><text:tab/>class</text:span> Personnage<text:tab/><text:tab/><text:tab/><text:tab/><text:tab/><text:tab/><text:tab/><text:tab/><text:tab/></text:p>
      <text:p text:style-name="P18"><text:tab/>{<text:tab/><text:tab/><text:tab/><text:tab/><text:tab/><text:tab/><text:tab/><text:tab/><text:tab/><text:tab/><text:tab/></text:p>
      <text:p text:style-name="P18"><text:tab/> <text:s/><text:span text:style-name="T71">// …</text:span><text:tab/><text:tab/><text:tab/><text:tab/><text:tab/><text:tab/><text:tab/><text:tab/><text:tab/><text:tab/></text:p>
      <text:p text:style-name="P18"><text:tab/> <text:s/><text:span text:style-name="T66">public function</text:span> myFunction(Personnage <text:span text:style-name="T65">$parametreObjet</text:span>)<text:tab/><text:tab/></text:p>
      <text:p text:style-name="P18"><text:tab/> <text:s/>{<text:tab/><text:tab/><text:tab/><text:tab/><text:tab/><text:tab/><text:tab/><text:tab/><text:tab/><text:tab/><text:tab/></text:p>
      <text:p text:style-name="P18"><text:tab/> <text:s text:c="3"/><text:span text:style-name="T71">// …</text:span><text:tab/><text:tab/><text:tab/><text:tab/><text:tab/><text:tab/><text:tab/><text:tab/><text:tab/><text:tab/></text:p>
      <text:p text:style-name="P18"><text:tab/> <text:s/>}<text:tab/><text:tab/><text:tab/><text:tab/><text:tab/><text:tab/><text:tab/><text:tab/><text:tab/><text:tab/><text:tab/></text:p>
      <text:p text:style-name="P18"><text:tab/>}<text:tab/><text:tab/><text:tab/><text:tab/><text:tab/><text:tab/><text:tab/><text:tab/><text:tab/><text:tab/><text:tab/></text:p>
      <text:p text:style-name="P18"><text:tab/><text:tab/><text:tab/><text:tab/><text:tab/><text:tab/><text:tab/><text:tab/><text:tab/><text:tab/><text:tab/><text:tab/></text:p>
      <text:p text:style-name="P23"/>
      <text:p text:style-name="P1"><text:span text:style-name="T55">Accesseur (ou </text:span><text:span text:style-name="T56">getters</text:span><text:span text:style-name="T55">) </text:span></text:p>
      <text:p text:style-name="P10"/>
      <text:p text:style-name="P1"><text:span text:style-name="T3">ce sont des </text:span><text:span text:style-name="T36">des méthodes dont le seul rôle sera de nous donner l'attribut qu'on leur demande. Par convention, ces méthodes portent le même nom que l'attribut dont elles renvoient la valeur. </text:span></text:p>
      <text:p text:style-name="P10"/>
      <text:p text:style-name="P10"/>
      <text:p text:style-name="P20"><text:tab/><text:tab/><text:tab/><text:tab/><text:tab/><text:tab/><text:tab/><text:tab/><text:tab/><text:tab/><text:tab/><text:tab/></text:p>
      <text:p text:style-name="P18"><text:tab/>&lt;?php<text:tab/><text:tab/><text:tab/><text:tab/><text:tab/><text:tab/><text:tab/><text:tab/><text:tab/><text:tab/><text:tab/></text:p>
      <text:p text:style-name="P18"><text:span text:style-name="T66"><text:tab/>class</text:span> Personnage<text:tab/><text:tab/><text:tab/><text:tab/><text:tab/><text:tab/><text:tab/><text:tab/><text:tab/></text:p>
      <text:p text:style-name="P18"><text:soft-page-break/><text:tab/>{<text:tab/><text:tab/><text:tab/><text:tab/><text:tab/><text:tab/><text:tab/><text:tab/><text:tab/><text:tab/><text:tab/></text:p>
      <text:p text:style-name="P18"><text:tab/> <text:s/><text:span text:style-name="T66">private</text:span> <text:span text:style-name="T65">$_attribut</text:span>;<text:tab/><text:tab/><text:tab/><text:tab/><text:tab/><text:tab/><text:tab/><text:tab/></text:p>
      <text:p text:style-name="P18"><text:tab/><text:tab/><text:tab/><text:tab/><text:tab/><text:tab/><text:tab/><text:tab/><text:tab/><text:tab/><text:tab/><text:tab/></text:p>
      <text:p text:style-name="P18"><text:tab/> <text:s/><text:span text:style-name="T66">public function</text:span> attribut()<text:tab/><text:tab/><text:tab/><text:tab/><text:tab/><text:tab/><text:tab/></text:p>
      <text:p text:style-name="P18"><text:tab/> <text:s/>{<text:tab/><text:tab/><text:tab/><text:tab/><text:tab/><text:tab/><text:tab/><text:tab/><text:tab/><text:tab/><text:tab/></text:p>
      <text:p text:style-name="P18"><text:tab/> <text:s text:c="3"/><text:span text:style-name="T67">return</text:span> <text:span text:style-name="T65">$this</text:span><text:span text:style-name="T66">-&gt;</text:span>_attribut;<text:tab/><text:tab/><text:tab/><text:tab/><text:tab/><text:tab/><text:tab/></text:p>
      <text:p text:style-name="P18"><text:s/><text:tab/> }<text:tab/><text:tab/><text:tab/><text:tab/><text:tab/><text:tab/><text:tab/><text:tab/><text:tab/><text:tab/><text:tab/></text:p>
      <text:p text:style-name="P18"><text:tab/>}<text:tab/><text:tab/><text:tab/><text:tab/><text:tab/><text:tab/><text:tab/><text:tab/><text:tab/><text:tab/><text:tab/></text:p>
      <text:p text:style-name="P18"><text:tab/><text:tab/><text:tab/><text:tab/><text:tab/><text:tab/><text:tab/><text:tab/><text:tab/><text:tab/><text:tab/><text:tab/></text:p>
      <text:p text:style-name="P23"/>
      <text:p text:style-name="P1"><text:span text:style-name="T55">Mutateurs (ou </text:span><text:span text:style-name="T56">setters</text:span><text:span text:style-name="T55">)</text:span></text:p>
      <text:p text:style-name="P10"/>
      <text:p text:style-name="P1"><text:span text:style-name="T19">La classe doit impérativement contrôler la valeur afin d'assurer son intégrité car, si elle ne le fait pas, on pourra passer n'importe quelle valeur à la classe et le principe d'encapsulation n'est plus respecté ! Ces méthodes ont aussi un nom spécial : il s'agit des </text:span><text:span text:style-name="Strong_20_Emphasis"><text:span text:style-name="T22">mutateurs</text:span></text:span><text:span text:style-name="Strong_20_Emphasis"><text:span text:style-name="T19"> </text:span></text:span><text:span text:style-name="T19">(ou </text:span><text:span text:style-name="Emphasis"><text:span text:style-name="T23">setters</text:span></text:span><text:span text:style-name="T19">).</text:span><text:span text:style-name="T3"> </text:span><text:span text:style-name="T18">Ces méthodes sont de la forme </text:span><text:span text:style-name="Source_20_Text"><text:span text:style-name="T25">setNomDeLAttribut()</text:span></text:span><text:span text:style-name="T1"> </text:span></text:p>
      <text:p text:style-name="P10"/>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class</text:span> Personnage<text:tab/><text:tab/><text:tab/><text:tab/><text:tab/><text:tab/><text:tab/><text:tab/><text:tab/></text:p>
      <text:p text:style-name="P18"><text:s/>{<text:tab/><text:tab/><text:tab/><text:tab/><text:tab/><text:tab/><text:tab/><text:tab/><text:tab/><text:tab/><text:tab/><text:tab/></text:p>
      <text:p text:style-name="P18"><text:s text:c="3"/><text:span text:style-name="T66">private</text:span> <text:span text:style-name="T65">$_attribut</text:span>;<text:tab/><text:tab/><text:tab/><text:tab/><text:tab/><text:tab/><text:tab/><text:tab/><text:tab/></text:p>
      <text:p text:style-name="P18"><text:s text:c="3"/><text:tab/><text:tab/><text:tab/><text:tab/><text:tab/><text:tab/><text:tab/><text:tab/><text:tab/><text:tab/><text:tab/><text:tab/></text:p>
      <text:p text:style-name="P18"><text:s text:c="3"/><text:span text:style-name="T66">public function</text:span> setAttribut(<text:span text:style-name="T72">$attribut</text:span>) {<text:tab/><text:tab/><text:tab/><text:tab/><text:tab/></text:p>
      <text:p text:style-name="P18"><text:s/><text:tab/><text:span text:style-name="T66">if</text:span>(<text:span text:style-name="T66">!</text:span><text:span text:style-name="T67">is_int</text:span>(<text:span text:style-name="T65">$attribut</text:span>)) <text:span text:style-name="T73">// si $attribut n'est pas un entier...<text:tab/></text:span></text:p>
      <text:p text:style-name="P18"><text:span text:style-name="T73"><text:tab/></text:span><text:span text:style-name="T69">{</text:span><text:span text:style-name="T73"><text:tab/><text:tab/><text:tab/><text:tab/><text:tab/><text:tab/><text:tab/><text:tab/><text:tab/><text:tab/><text:tab/></text:span></text:p>
      <text:p text:style-name="P18"><text:tab/><text:tab/><text:span text:style-name="T67">trigger_error</text:span>(<text:span text:style-name="T74">'message d</text:span><text:span text:style-name="T70">\</text:span><text:span text:style-name="T74">'erreur'</text:span> , <text:span text:style-name="T70">E_USER_WARNING</text:span>) ;<text:tab/></text:p>
      <text:p text:style-name="P18"><text:tab/><text:tab/><text:span text:style-name="T67">return </text:span>;<text:tab/><text:tab/><text:tab/><text:tab/><text:tab/><text:tab/><text:tab/><text:tab/><text:tab/></text:p>
      <text:p text:style-name="P18"><text:tab/>}<text:tab/><text:tab/><text:tab/><text:tab/><text:tab/><text:tab/><text:tab/><text:tab/><text:tab/><text:tab/><text:tab/></text:p>
      <text:p text:style-name="P18"><text:tab/><text:span text:style-name="T65">$this</text:span><text:span text:style-name="T66">-&gt;</text:span>_attribut <text:span text:style-name="T66">=</text:span> <text:span text:style-name="T65">$attribut</text:span> ; <text:span text:style-name="T73">// attribue une valeur à <text:tab/><text:tab/><text:tab/><text:tab/><text:tab/><text:tab/><text:tab/><text:tab/><text:tab/>l'attribut grâce au <text:tab/><text:tab/></text:span></text:p>
      <text:p text:style-name="P18"><text:span text:style-name="T73"><text:tab/></text:span><text:span text:style-name="T69">}</text:span><text:span text:style-name="T73"><text:tab/><text:tab/><text:tab/><text:tab/><text:tab/><text:tab/>paramètre de la méthode</text:span><text:tab/></text:p>
      <text:p text:style-name="P18"><text:s text:c="2"/><text:tab/><text:tab/><text:tab/><text:tab/><text:tab/><text:tab/><text:tab/><text:tab/><text:tab/><text:tab/><text:tab/><text:tab/></text:p>
      <text:p text:style-name="P18"><text:tab/><text:tab/><text:tab/><text:tab/><text:tab/><text:tab/><text:tab/><text:tab/><text:tab/><text:tab/><text:tab/><text:tab/></text:p>
      <text:p text:style-name="P18"><text:s text:c="3"/><text:span text:style-name="T66">public function</text:span> attribut()<text:tab/><text:tab/><text:tab/><text:tab/><text:tab/><text:tab/><text:tab/></text:p>
      <text:p text:style-name="P18"><text:s text:c="3"/>{<text:tab/><text:tab/><text:tab/><text:tab/><text:tab/><text:tab/><text:tab/><text:tab/><text:tab/><text:tab/><text:tab/><text:tab/></text:p>
      <text:p text:style-name="P18"><text:s text:c="6"/><text:span text:style-name="T67">return</text:span> <text:span text:style-name="T65">$this</text:span><text:span text:style-name="T66">-&gt;</text:span>_attribut;<text:tab/><text:tab/><text:tab/><text:tab/><text:tab/><text:tab/><text:tab/></text:p>
      <text:p text:style-name="P18"><text:s text:c="3"/>}<text:tab/><text:tab/><text:tab/><text:tab/><text:tab/><text:tab/><text:tab/><text:tab/><text:tab/><text:tab/><text:tab/><text:tab/></text:p>
      <text:p text:style-name="P18"><text:s/>}<text:tab/><text:tab/><text:tab/><text:tab/><text:tab/><text:tab/><text:tab/><text:tab/><text:tab/><text:tab/><text:tab/><text:tab/></text:p>
      <text:p text:style-name="P18"><text:tab/><text:tab/><text:tab/><text:tab/><text:tab/><text:tab/><text:tab/><text:tab/><text:tab/><text:tab/><text:tab/><text:tab/></text:p>
      <text:p text:style-name="P23"/>
      <text:p text:style-name="P4">Constructeur</text:p>
      <text:p text:style-name="P10"/>
      <text:p text:style-name="P1"><text:span text:style-name="Source_20_Text"><text:span text:style-name="T27">Le constructeur est une méthode écrite dans la classe. Il sert à initialiser les attributs d'un objet dès sa création, sans connaître les valeurs à l'avance. </text:span></text:span><text:span text:style-name="T27"><text:s/>Le constructeur se nomme toujours </text:span><text:span text:style-name="T13">__construct</text:span><text:span text:style-name="T27"> avec 2 underscores au début. Comme son nom l'indique il sert à construire l'objet (initialisation des attributs ou connexion à la BDD). Il est exécuté </text:span><text:span text:style-name="T28">dès la création de l'objet</text:span><text:span text:style-name="T27"> </text:span><text:span text:style-name="T21">et par conséquent, aucune valeur ne doit être retournée, même si ça ne générera aucune erreur. Une classe fonctionne très bien sans constructeur, il n'est en rien obligatoire. S'il n'est pas spécifié, cela revient au même que d'en écrire un un vide (sans instruction à l'intérieur).</text:span><text:span text:style-name="T27"> </text:span></text:p>
      <text:p text:style-name="P10"/>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class</text:span> Personnage<text:tab/><text:tab/><text:tab/><text:tab/><text:tab/><text:tab/><text:tab/><text:tab/><text:tab/></text:p>
      <text:p text:style-name="P18"><text:s/>{<text:tab/><text:tab/><text:tab/><text:tab/><text:tab/><text:tab/><text:tab/><text:tab/><text:tab/><text:tab/><text:tab/><text:tab/></text:p>
      <text:p text:style-name="P18"><text:s text:c="3"/><text:span text:style-name="T66">private</text:span> <text:span text:style-name="T65">$_attr1</text:span>;<text:tab/><text:tab/><text:tab/><text:tab/><text:tab/><text:tab/><text:tab/><text:tab/><text:tab/></text:p>
      <text:p text:style-name="P18"><text:soft-page-break/><text:s text:c="3"/><text:span text:style-name="T66">private</text:span> <text:span text:style-name="T65">$_attr2</text:span>;<text:tab/><text:tab/><text:tab/><text:tab/><text:tab/><text:tab/><text:tab/><text:tab/><text:tab/></text:p>
      <text:p text:style-name="P18"><text:s text:c="3"/><text:span text:style-name="T66">private</text:span> <text:span text:style-name="T65">$_attr3</text:span>;<text:tab/><text:tab/><text:tab/><text:tab/><text:tab/><text:tab/><text:tab/><text:tab/><text:tab/></text:p>
      <text:p text:style-name="P18"><text:s text:c="3"/><text:tab/><text:tab/><text:tab/><text:tab/><text:tab/><text:tab/><text:tab/><text:tab/><text:tab/><text:tab/><text:tab/><text:tab/></text:p>
      <text:p text:style-name="P18"><text:s text:c="3"/><text:span text:style-name="T66">public function</text:span> __construct(<text:span text:style-name="T65">$attr1</text:span>,<text:span text:style-name="T65">$attr2</text:span>) {<text:tab/><text:tab/><text:tab/><text:tab/></text:p>
      <text:p text:style-name="P18"><text:tab/><text:span text:style-name="T65">$this</text:span><text:span text:style-name="T66">-&gt;</text:span>setAttr1(<text:span text:style-name="T65">$attr1</text:span>) ;<text:tab/><text:tab/><text:tab/><text:tab/><text:tab/><text:tab/><text:tab/></text:p>
      <text:p text:style-name="P18"><text:tab/><text:span text:style-name="T65">$this</text:span><text:span text:style-name="T66">-&gt;</text:span>setAttr2(<text:span text:style-name="T65">$attr2</text:span>) ;<text:tab/><text:tab/><text:tab/><text:tab/><text:tab/><text:tab/><text:tab/></text:p>
      <text:p text:style-name="P18"><text:tab/><text:span text:style-name="T65">$this</text:span><text:span text:style-name="T66">-&gt;</text:span><text:span text:style-name="T65">_attr3 </text:span><text:span text:style-name="T66">=</text:span><text:span text:style-name="T65"> </text:span><text:span text:style-name="T70">1</text:span><text:span text:style-name="T65"> </text:span>;<text:tab/><text:tab/><text:tab/><text:tab/><text:tab/><text:tab/><text:tab/><text:tab/></text:p>
      <text:p text:style-name="P18"><text:s text:c="3"/>}<text:tab/><text:tab/><text:tab/><text:tab/><text:tab/><text:tab/><text:tab/><text:tab/><text:tab/><text:tab/><text:tab/><text:tab/></text:p>
      <text:p text:style-name="P18"><text:tab/><text:tab/><text:tab/><text:tab/><text:tab/><text:tab/><text:tab/><text:tab/><text:tab/><text:tab/><text:tab/><text:tab/></text:p>
      <text:p text:style-name="P18"><text:s text:c="3"/><text:span text:style-name="T66">public function</text:span> setAttr1(<text:span text:style-name="T72">$attr1</text:span>) {<text:tab/><text:tab/><text:tab/><text:tab/><text:tab/><text:tab/></text:p>
      <text:p text:style-name="P18"><text:s/><text:tab/><text:span text:style-name="T66">if</text:span>(<text:span text:style-name="T66">!</text:span><text:span text:style-name="T67">is_int</text:span>(<text:span text:style-name="T65">$attr1</text:span>)) <text:span text:style-name="T73">// si $attribut n'est pas un entier...<text:tab/></text:span></text:p>
      <text:p text:style-name="P18"><text:span text:style-name="T73"><text:tab/></text:span><text:span text:style-name="T69">{</text:span><text:span text:style-name="T73"><text:tab/><text:tab/><text:tab/><text:tab/><text:tab/><text:tab/><text:tab/><text:tab/><text:tab/><text:tab/><text:tab/></text:span></text:p>
      <text:p text:style-name="P18"><text:tab/><text:tab/><text:span text:style-name="T67">trigger_error</text:span>(<text:span text:style-name="T74">'message d</text:span><text:span text:style-name="T70">\</text:span><text:span text:style-name="T74">'erreur'</text:span> , <text:span text:style-name="T70">E_USER_WARNING</text:span>) ;<text:tab/></text:p>
      <text:p text:style-name="P18"><text:tab/><text:tab/><text:span text:style-name="T67">return </text:span>;<text:tab/><text:tab/><text:tab/><text:tab/><text:tab/><text:tab/><text:tab/><text:tab/><text:tab/></text:p>
      <text:p text:style-name="P18"><text:tab/>}<text:tab/><text:tab/><text:tab/><text:tab/><text:tab/><text:tab/><text:tab/><text:tab/><text:tab/><text:tab/><text:tab/></text:p>
      <text:p text:style-name="P18"><text:tab/><text:span text:style-name="T65">$this</text:span><text:span text:style-name="T66">-&gt;</text:span>_attr1 <text:span text:style-name="T66">=</text:span> <text:span text:style-name="T65">$attr1</text:span> ; <text:span text:style-name="T73">// attribue une valeur à <text:tab/><text:tab/><text:tab/><text:tab/><text:tab/><text:tab/><text:tab/><text:tab/><text:tab/>l'attribut grâce au <text:tab/><text:tab/><text:tab/></text:span></text:p>
      <text:p text:style-name="P18"><text:span text:style-name="T73"><text:s text:c="3"/></text:span><text:span text:style-name="T69">}</text:span><text:span text:style-name="T73"><text:tab/><text:tab/><text:tab/><text:tab/><text:tab/><text:tab/>paramètre de la méthode</text:span><text:tab/><text:tab/></text:p>
      <text:p text:style-name="P18"><text:s text:c="2"/><text:tab/><text:tab/><text:tab/><text:tab/><text:tab/><text:tab/><text:tab/><text:tab/><text:tab/><text:tab/><text:tab/><text:tab/></text:p>
      <text:p text:style-name="P18"><text:tab/><text:tab/><text:tab/><text:tab/><text:tab/><text:tab/><text:tab/><text:tab/><text:tab/><text:tab/><text:tab/><text:tab/></text:p>
      <text:p text:style-name="P18"><text:s text:c="3"/><text:span text:style-name="T66">public function</text:span> attribut()<text:tab/><text:tab/><text:tab/><text:tab/><text:tab/><text:tab/><text:tab/></text:p>
      <text:p text:style-name="P18"><text:s text:c="3"/>{<text:tab/><text:tab/><text:tab/><text:tab/><text:tab/><text:tab/><text:tab/><text:tab/><text:tab/><text:tab/><text:tab/><text:tab/></text:p>
      <text:p text:style-name="P18"><text:s text:c="6"/><text:span text:style-name="T67">return</text:span> <text:span text:style-name="T65">$this</text:span><text:span text:style-name="T66">-&gt;</text:span>_attribut;<text:tab/><text:tab/><text:tab/><text:tab/><text:tab/><text:tab/><text:tab/></text:p>
      <text:p text:style-name="P18"><text:s text:c="3"/>}<text:tab/><text:tab/><text:tab/><text:tab/><text:tab/><text:tab/><text:tab/><text:tab/><text:tab/><text:tab/><text:tab/><text:tab/></text:p>
      <text:p text:style-name="P18"><text:s text:c="3"/><text:span text:style-name="T73">// ...</text:span><text:tab/><text:tab/><text:tab/><text:tab/><text:tab/><text:tab/><text:tab/><text:tab/><text:tab/><text:tab/><text:tab/></text:p>
      <text:p text:style-name="P18"><text:s/>}<text:tab/><text:tab/><text:tab/><text:tab/><text:tab/><text:tab/><text:tab/><text:tab/><text:tab/><text:tab/><text:tab/><text:tab/></text:p>
      <text:p text:style-name="P18"><text:tab/><text:tab/><text:tab/><text:tab/><text:tab/><text:tab/><text:tab/><text:tab/><text:tab/><text:tab/><text:tab/><text:tab/></text:p>
      <text:p text:style-name="P18"/>
      <text:p text:style-name="P11"><text:span text:style-name="Source_20_Text"><text:span text:style-name="T27">Il suffit ensuite de créer l'instance en passant les valeurs adéquates en paramètre, e.g. : </text:span></text:span></text:p>
      <text:p text:style-name="P11"><text:span text:style-name="Source_20_Text"><text:span text:style-name="T27"/></text:span></text:p>
      <text:p text:style-name="P18"><text:tab/><text:tab/><text:tab/><text:tab/><text:tab/><text:tab/><text:tab/><text:tab/><text:tab/></text:p>
      <text:p text:style-name="P18"><text:tab/>&lt;?php <text:s text:c="16"/><text:tab/><text:tab/><text:tab/><text:tab/><text:tab/></text:p>
      <text:p text:style-name="P18"><text:span text:style-name="T65"><text:tab/>$objet1</text:span> <text:span text:style-name="T66">= new</text:span> <text:span text:style-name="T67">Personnage</text:span><text:span text:style-name="T69">(</text:span><text:span text:style-name="T70">60</text:span><text:span text:style-name="T69"> , </text:span><text:span text:style-name="T70">30</text:span><text:span text:style-name="T69">)</text:span> ;<text:tab/><text:tab/></text:p>
      <text:p text:style-name="P18"><text:tab/><text:span text:style-name="T65">$objet2</text:span> <text:span text:style-name="T66">= new</text:span> <text:span text:style-name="T67">Personnage</text:span><text:span text:style-name="T69">(</text:span><text:span text:style-name="T70">100</text:span><text:span text:style-name="T69"> , </text:span><text:span text:style-name="T70">10</text:span><text:span text:style-name="T69">)</text:span> ;<text:tab/><text:tab/></text:p>
      <text:p text:style-name="P18"><text:span text:style-name="Source_20_Text"><text:span text:style-name="T11"><text:tab/><text:tab/><text:tab/><text:tab/><text:tab/><text:tab/><text:tab/><text:tab/><text:tab/></text:span></text:span></text:p>
      <text:p text:style-name="P23"/>
      <text:p text:style-name="P4">Auto-chargement de classes</text:p>
      <text:p text:style-name="P10"/>
      <text:p text:style-name="P1"><text:span text:style-name="T19">Pour une question d'organisation, il vaut mieux créer un fichier par classe. Une bonne pratique est de toujours appeler les fichiers <text:s/>« MaClasse.php ». Ainsi, pour pouvoir utiliser la classe </text:span><text:span text:style-name="Source_20_Text"><text:span text:style-name="T26">MaClasse</text:span></text:span><text:span text:style-name="T19">, il suffit d'inclure ce fichier :</text:span><text:span text:style-name="T3"> </text:span></text:p>
      <text:p text:style-name="P10"/>
      <text:p text:style-name="P20"><text:tab/><text:tab/><text:tab/><text:tab/><text:tab/><text:tab/><text:tab/><text:tab/><text:tab/><text:tab/><text:tab/><text:tab/></text:p>
      <text:p text:style-name="P20"><text:s/>&lt;?php<text:tab/><text:tab/><text:tab/><text:tab/><text:tab/><text:tab/><text:tab/><text:tab/><text:tab/><text:tab/><text:tab/></text:p>
      <text:p text:style-name="P18"><text:s text:c="3"/><text:span text:style-name="T67">require</text:span> <text:span text:style-name="T74">'MaClasse.php'</text:span>; <text:span text:style-name="T73">// J'inclus la classe.</text:span><text:tab/><text:tab/><text:tab/><text:tab/></text:p>
      <text:p text:style-name="P18"><text:tab/><text:tab/><text:tab/><text:tab/><text:tab/><text:tab/><text:tab/><text:tab/><text:tab/><text:tab/><text:tab/><text:tab/></text:p>
      <text:p text:style-name="P18"><text:s text:c="3"/><text:span text:style-name="T65">$objet</text:span> <text:span text:style-name="T66">= new </text:span><text:span text:style-name="T68">MaClasse</text:span>; <text:span text:style-name="T73">// Puis, seulement après, je me sers de <text:tab/><text:tab/><text:tab/><text:tab/><text:tab/><text:tab/> ma classe.<text:tab/></text:span><text:tab/><text:tab/><text:tab/><text:tab/><text:tab/></text:p>
      <text:p text:style-name="P18"><text:tab/><text:tab/><text:tab/><text:tab/><text:tab/><text:tab/><text:tab/><text:tab/><text:tab/><text:tab/><text:tab/><text:tab/></text:p>
      <text:p text:style-name="P18"><text:span text:style-name="Source_20_Text"><text:span text:style-name="T27"/></text:span></text:p>
      <text:p text:style-name="P11"><text:span text:style-name="Source_20_Text"><text:span text:style-name="T20">Si l'on a beaucoup de classes il peut être laborieux d'inclure tous les fichiers dans notre fichier principal, d'autant qu'on n'est pas sûr de toutes les utiliser. On peut alors faire appel à la fonction autoload de php.</text:span></text:span></text:p>
      <text:p text:style-name="P11"><text:span text:style-name="Source_20_Text"><text:span text:style-name="T20"/></text:span></text:p>
      <text:p text:style-name="P11"><text:span text:style-name="Source_20_Text"><text:span text:style-name="T20"><text:tab/></text:span></text:span><text:span text:style-name="Source_20_Text"><text:span text:style-name="T11"><text:tab/><text:tab/><text:tab/><text:tab/><text:tab/><text:tab/><text:tab/><text:tab/><text:tab/><text:tab/><text:tab/><text:tab/></text:span></text:span></text:p>
      <text:p text:style-name="P20"><text:s/>&lt;?php<text:tab/><text:tab/><text:tab/><text:tab/><text:tab/><text:tab/><text:tab/><text:tab/><text:tab/><text:tab/><text:tab/></text:p>
      <text:p text:style-name="P18"><text:tab/><text:tab/><text:tab/><text:tab/><text:tab/><text:tab/><text:tab/><text:tab/><text:tab/><text:tab/><text:tab/><text:tab/></text:p>
      <text:p text:style-name="P18"><text:soft-page-break/><text:s text:c="3"/><text:span text:style-name="T66">function</text:span> chargerClasse(<text:span text:style-name="T65">$classe</text:span>){<text:tab/><text:tab/><text:tab/><text:tab/><text:tab/><text:tab/></text:p>
      <text:p text:style-name="P18"><text:tab/><text:span text:style-name="T67">require</text:span> <text:span text:style-name="T65">$classe</text:span>.<text:span text:style-name="T74">'.php'</text:span> ;<text:span text:style-name="T73">// On inclut la classe correspondante<text:tab/></text:span></text:p>
      <text:p text:style-name="P18"><text:span text:style-name="T73"><text:tab/>au paramètre passé.<text:tab/></text:span><text:tab/><text:tab/><text:tab/><text:tab/><text:tab/><text:tab/><text:tab/></text:p>
      <text:p text:style-name="P18"><text:s text:c="3"/>}<text:tab/><text:tab/><text:tab/><text:tab/><text:tab/><text:tab/><text:tab/><text:tab/><text:tab/><text:tab/><text:tab/><text:tab/></text:p>
      <text:p text:style-name="P18"><text:tab/><text:tab/><text:tab/><text:tab/><text:tab/><text:tab/><text:tab/><text:tab/><text:tab/><text:tab/><text:tab/><text:tab/></text:p>
      <text:p text:style-name="P18"><text:s text:c="3"/><text:span text:style-name="T67">spl_autoload_register</text:span>(<text:span text:style-name="T74">'chargerClasse'</text:span>) ; <text:span text:style-name="T73">// On enregistre la <text:tab/></text:span></text:p>
      <text:p text:style-name="P19"><text:s text:c="3"/>fonction en autoload pour qu'elle soit appelée dès qu'on <text:tab/><text:tab/></text:p>
      <text:p text:style-name="P18"><text:span text:style-name="T73"><text:s text:c="3"/>instanciera une classe non déclarée.<text:tab/><text:tab/></text:span><text:tab/><text:tab/><text:tab/><text:tab/></text:p>
      <text:p text:style-name="P18"><text:tab/><text:tab/><text:tab/><text:tab/><text:tab/><text:tab/><text:tab/><text:tab/><text:tab/><text:tab/><text:tab/><text:tab/></text:p>
      <text:p text:style-name="P18"><text:s text:c="3"/><text:span text:style-name="T67">require</text:span> <text:span text:style-name="T74">'MaClasse.php'</text:span>; <text:span text:style-name="T73">// J'inclus la classe.</text:span><text:tab/><text:tab/><text:tab/><text:tab/></text:p>
      <text:p text:style-name="P18"><text:tab/><text:tab/><text:tab/><text:tab/><text:tab/><text:tab/><text:tab/><text:tab/><text:tab/><text:tab/><text:tab/><text:tab/></text:p>
      <text:p text:style-name="P18"><text:s text:c="3"/><text:span text:style-name="T65">$objet</text:span> <text:span text:style-name="T66">= new </text:span><text:span text:style-name="T68">MaClasse</text:span>; <text:span text:style-name="T73">// Puis, seulement après, je me sers de <text:tab/><text:tab/><text:tab/><text:tab/><text:tab/><text:tab/> ma classe.<text:tab/></text:span><text:tab/><text:tab/><text:tab/><text:tab/><text:tab/><text:span text:style-name="Source_20_Text"><text:span text:style-name="T11"><text:tab/><text:tab/><text:tab/><text:tab/><text:tab/><text:tab/><text:tab/><text:tab/><text:tab/><text:tab/><text:tab/><text:tab/></text:span></text:span></text:p>
      <text:p text:style-name="P11"><text:span text:style-name="Source_20_Text"><text:span text:style-name="T11"/></text:span></text:p>
      <text:p text:style-name="P11"><text:span text:style-name="Source_20_Text"><text:span text:style-name="T20">On crée dans notre fichier principal (celui on l'on crée des instances de classe) une ou plusieurs fonctions(s) qui tenteront de charger le fichier déclarant la classe. Dans la plupart des cas, une fonction suffit. Ces fonctions doivent accepter un paramètre, c'est le nom de la classe qu'on doit tenter de charger (e.g. ci-dessus la fonction</text:span></text:span><text:span text:style-name="Source_20_Text"><text:span text:style-name="T24"> chargerClasse</text:span></text:span><text:span text:style-name="Source_20_Text"><text:span text:style-name="T20">). Ensuite on utilise la fonction </text:span></text:span><text:span text:style-name="Source_20_Text"><text:span text:style-name="T14">spl_autoload_register</text:span></text:span><text:span text:style-name="Source_20_Text"><text:span text:style-name="T20"> en spécifiant en premier paramètre le nom de la fonction à charger. </text:span></text:span></text:p>
      <text:p text:style-name="P11"><text:span text:style-name="Source_20_Text"><text:span text:style-name="T20"/></text:span></text:p>
      <text:p text:style-name="P11"><text:span text:style-name="Source_20_Text"><text:span text:style-name="T20">En PHP, il y a ce qu'on appelle une « pile d'autoloads ». Cette pile contient une liste de fonctions. Chacune d'entre elles sera appelée automatiquement par PHP lorsque l'on essaye d'instancier une classe non déclarée. Nous avons donc ici ajouté notre fonction à la pile d'autoloads afin qu'elle soit appelée à chaque fois qu'on essaye d'instancier une classe non déclarée. </text:span></text:span></text:p>
      <text:p text:style-name="P11"><text:span text:style-name="Source_20_Text"><text:span text:style-name="T20"/></text:span></text:p>
      <text:p text:style-name="P23"/>
      <text:p text:style-name="P1"><text:span text:style-name="T55">Opérateur de résolution de portée («</text:span><text:span text:style-name="T64"> :: </text:span><text:span text:style-name="T55">»)</text:span></text:p>
      <text:p text:style-name="P10"/>
      <text:p text:style-name="P1"><text:span text:style-name="T6">Appelé « double deux points » (« </text:span><text:span text:style-name="Emphasis"><text:span text:style-name="T9">Scope Resolution Operator</text:span></text:span><text:span text:style-name="T6"> » en anglais), il est utilisé pour appeler des éléments appartenant à telle classe et non à tel objet. </text:span><text:span text:style-name="T3"><text:s/></text:span></text:p>
      <text:p text:style-name="P10"/>
      <text:p text:style-name="P26">Les constantes de classe :</text:p>
      <text:p text:style-name="P27"/>
      <text:p text:style-name="P1"><text:span text:style-name="T5">Une constante est une sorte d'attribut appartenant à la classe dont la valeur ne change jamais. </text:span><text:span text:style-name="T5">Les constantes de classe permettent d'éviter le </text:span><text:span text:style-name="T8">'code muet'</text:span><text:span text:style-name="T5">. Comme par exemple quand on passe un entier en paramètre d'une création d'objet mais qu'on ne sait pas à quel attribut il correspond. Si par ex. on crée un objet Personnage avec une force qu'on déclare en attribut et qu'il n'y a que 3 niveaux de force possible, on peut les déclarer en constante. </text:span></text:p>
      <text:p text:style-name="P12"><text:span text:style-name="T5">Pour déclarer une constante, vous devez faire précéder son nom du mot-clé</text:span><text:span text:style-name="T16"> </text:span><text:span text:style-name="Source_20_Text"><text:span text:style-name="T15">const</text:span></text:span><text:span text:style-name="T5">. Attention, une constante ne prend pas de « $ » devant son nom.</text:span></text:p>
      <text:p text:style-name="P10"/>
      <text:p text:style-name="P10"/>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class</text:span> Personnage<text:tab/><text:tab/><text:tab/><text:tab/><text:tab/><text:tab/><text:tab/><text:tab/><text:tab/></text:p>
      <text:p text:style-name="P18"><text:s/>{<text:tab/><text:tab/><text:tab/><text:tab/><text:tab/><text:tab/><text:tab/><text:tab/><text:tab/><text:tab/><text:tab/><text:tab/></text:p>
      <text:p text:style-name="P18"><text:s text:c="3"/><text:span text:style-name="T66">private</text:span> <text:span text:style-name="T65">$_force</text:span>;<text:tab/><text:tab/><text:tab/><text:tab/><text:tab/><text:tab/><text:tab/><text:tab/><text:tab/></text:p>
      <text:p text:style-name="P18"><text:s text:c="3"/><text:span text:style-name="T66">private</text:span> <text:span text:style-name="T65">$_experience</text:span>;<text:tab/><text:tab/><text:tab/><text:tab/><text:tab/><text:tab/><text:tab/><text:tab/></text:p>
      <text:p text:style-name="P18"><text:s text:c="3"/><text:span text:style-name="T66">private</text:span> <text:span text:style-name="T65">$_degats</text:span>;<text:tab/><text:tab/><text:tab/><text:tab/><text:tab/><text:tab/><text:tab/><text:tab/><text:tab/></text:p>
      <text:p text:style-name="P18"><text:s text:c="3"/><text:tab/><text:tab/><text:tab/><text:tab/><text:tab/><text:tab/><text:tab/><text:tab/><text:tab/><text:tab/><text:tab/><text:tab/></text:p>
      <text:p text:style-name="P18"><text:s text:c="3"/><text:span text:style-name="T73">// Déclaration des constantes en rapport avec la force</text:span><text:tab/><text:tab/></text:p>
      <text:p text:style-name="P18"><text:s text:c="3"/><text:span text:style-name="T66">const</text:span> FORCE_PETITE <text:span text:style-name="T66">=</text:span> <text:span text:style-name="T70">20</text:span> ;<text:tab/><text:tab/><text:tab/><text:tab/><text:tab/><text:tab/><text:tab/><text:tab/></text:p>
      <text:p text:style-name="P18"><text:span text:style-name="T66"><text:s text:c="3"/>const</text:span> FORCE_MOYENNE <text:span text:style-name="T66">=</text:span> <text:span text:style-name="T70">50</text:span> ;<text:tab/><text:tab/><text:tab/><text:tab/><text:tab/><text:tab/><text:tab/></text:p>
      <text:p text:style-name="P18"><text:soft-page-break/><text:s text:c="3"/><text:span text:style-name="T66">const</text:span> FORCE_GRANDE <text:span text:style-name="T66">=</text:span> <text:span text:style-name="T70">80</text:span> ;<text:tab/><text:tab/><text:tab/><text:tab/><text:tab/><text:tab/><text:tab/><text:tab/><text:tab/><text:tab/><text:tab/><text:tab/><text:tab/><text:tab/><text:tab/><text:tab/><text:tab/><text:tab/><text:tab/><text:tab/></text:p>
      <text:p text:style-name="P18"><text:s text:c="3"/><text:span text:style-name="T73">// ...<text:tab/></text:span><text:tab/><text:tab/><text:tab/><text:tab/><text:tab/><text:tab/><text:tab/><text:tab/><text:tab/><text:tab/></text:p>
      <text:p text:style-name="P18"><text:span text:style-name="Source_20_Text"><text:span text:style-name="T11"><text:tab/><text:tab/><text:tab/><text:tab/><text:tab/><text:tab/><text:tab/><text:tab/><text:tab/><text:tab/><text:tab/><text:tab/></text:span></text:span></text:p>
      <text:p text:style-name="P11"><text:span text:style-name="Source_20_Text"><text:span text:style-name="T20"/></text:span></text:p>
      <text:p text:style-name="P1"><text:span text:style-name="Source_20_Text"><text:span text:style-name="T7">Pour accéder à une constante, il faut spécifier le nom de la classe, suivi du symbole double deux points, suivi du nom de la constante. Contrairement aux attributs, on ne peut accéder à ces valeurs </text:span></text:span><text:span text:style-name="Emphasis"><text:span text:style-name="T10">via</text:span></text:span><text:span text:style-name="Source_20_Text"><text:span text:style-name="T7"> l'opérateur «</text:span></text:span><text:span text:style-name="Source_20_Text"><text:span text:style-name="T17"> -&gt; </text:span></text:span><text:span text:style-name="Source_20_Text"><text:span text:style-name="T7">» depuis un objet (ni </text:span></text:span><text:span text:style-name="Source_20_Text"><text:span text:style-name="T17">$this</text:span></text:span><text:span text:style-name="Source_20_Text"><text:span text:style-name="T7"> ni </text:span></text:span><text:span text:style-name="Source_20_Text"><text:span text:style-name="T17">$perso</text:span></text:span><text:span text:style-name="Source_20_Text"><text:span text:style-name="T7"> ne fonctionneront) mais avec l'opérateur « </text:span></text:span><text:span text:style-name="Source_20_Text"><text:span text:style-name="T17">::</text:span></text:span><text:span text:style-name="Source_20_Text"><text:span text:style-name="T7"> » car une constante appartient à la classe et non à un quelconque objet.</text:span></text:span></text:p>
      <text:p text:style-name="P1"><text:span text:style-name="Source_20_Text"><text:span text:style-name="T7"><text:s text:c="2"/></text:span></text:span></text:p>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class</text:span> Personnage<text:tab/><text:tab/><text:tab/><text:tab/><text:tab/><text:tab/><text:tab/><text:tab/><text:tab/></text:p>
      <text:p text:style-name="P18"><text:s/>{<text:tab/><text:tab/><text:tab/><text:tab/><text:tab/><text:tab/><text:tab/><text:tab/><text:tab/><text:tab/><text:tab/><text:tab/></text:p>
      <text:p text:style-name="P18"><text:s text:c="3"/><text:span text:style-name="T66">private</text:span> <text:span text:style-name="T65">$_force</text:span>;<text:tab/><text:tab/><text:tab/><text:tab/><text:tab/><text:tab/><text:tab/><text:tab/><text:tab/></text:p>
      <text:p text:style-name="P18"><text:s text:c="3"/><text:span text:style-name="T66">private</text:span> <text:span text:style-name="T65">$_experience</text:span>;<text:tab/><text:tab/><text:tab/><text:tab/><text:tab/><text:tab/><text:tab/><text:tab/></text:p>
      <text:p text:style-name="P18"><text:s text:c="3"/><text:span text:style-name="T66">private</text:span> <text:span text:style-name="T65">$_degats</text:span>;<text:tab/><text:tab/><text:tab/><text:tab/><text:tab/><text:tab/><text:tab/><text:tab/><text:tab/></text:p>
      <text:p text:style-name="P18"><text:s text:c="3"/><text:tab/><text:tab/><text:tab/><text:tab/><text:tab/><text:tab/><text:tab/><text:tab/><text:tab/><text:tab/><text:tab/><text:tab/></text:p>
      <text:p text:style-name="P18"><text:s text:c="3"/><text:span text:style-name="T73">// Déclaration des constantes en rapport avec la force</text:span><text:tab/><text:tab/></text:p>
      <text:p text:style-name="P18"><text:s text:c="3"/><text:span text:style-name="T66">const</text:span> FORCE_PETITE <text:span text:style-name="T66">=</text:span> <text:span text:style-name="T70">20</text:span> ;<text:tab/><text:tab/><text:tab/><text:tab/><text:tab/><text:tab/><text:tab/><text:tab/></text:p>
      <text:p text:style-name="P18"><text:span text:style-name="T66"><text:s text:c="3"/>const</text:span> FORCE_MOYENNE <text:span text:style-name="T66">=</text:span> <text:span text:style-name="T70">50</text:span> ;<text:tab/><text:tab/><text:tab/><text:tab/><text:tab/><text:tab/><text:tab/></text:p>
      <text:p text:style-name="P18"><text:s text:c="3"/><text:span text:style-name="T66">const</text:span> FORCE_GRANDE <text:span text:style-name="T66">=</text:span> <text:span text:style-name="T70">80</text:span> ;<text:tab/><text:tab/><text:tab/><text:tab/><text:tab/><text:tab/><text:tab/><text:tab/><text:tab/><text:tab/><text:tab/><text:tab/><text:tab/><text:tab/><text:tab/><text:tab/><text:tab/><text:tab/><text:tab/><text:tab/></text:p>
      <text:p text:style-name="P18"><text:s text:c="3"/><text:span text:style-name="T66">public function</text:span> __construct(<text:span text:style-name="T65">$forceInitiale</text:span>)<text:tab/><text:tab/><text:tab/><text:tab/></text:p>
      <text:p text:style-name="P18"><text:s text:c="3"/>{<text:tab/><text:tab/><text:tab/><text:tab/><text:tab/><text:tab/><text:tab/><text:tab/><text:tab/><text:tab/><text:tab/><text:tab/></text:p>
      <text:p text:style-name="P18"><text:tab/><text:span text:style-name="T65">$this</text:span><text:span text:style-name="T66">-&gt;</text:span>setForce(<text:span text:style-name="T65">$forceInitiale</text:span>) ;<text:tab/><text:tab/><text:tab/><text:tab/><text:tab/><text:tab/></text:p>
      <text:p text:style-name="P18"><text:s text:c="3"/><text:span text:style-name="T73">// Il faut assigner la valeur d'un attribut uniquement depuis <text:tab/></text:span></text:p>
      <text:p text:style-name="P19"><text:s text:c="3"/>son setter<text:tab/><text:tab/><text:tab/><text:tab/><text:tab/><text:tab/><text:tab/><text:tab/><text:tab/><text:tab/></text:p>
      <text:p text:style-name="P21"><text:span text:style-name="T73"><text:s text:c="3"/></text:span><text:span text:style-name="T69">}<text:tab/><text:tab/><text:tab/><text:tab/><text:tab/><text:tab/><text:tab/><text:tab/><text:tab/><text:tab/><text:tab/><text:tab/></text:span></text:p>
      <text:p text:style-name="P21"><text:span text:style-name="T73"><text:s text:c="3"/>// ...<text:tab/></text:span><text:tab/><text:tab/><text:tab/><text:tab/><text:tab/><text:tab/><text:tab/><text:tab/><text:tab/><text:tab/></text:p>
      <text:p text:style-name="P21"><text:s text:c="3"/><text:span text:style-name="T66">public function</text:span> setForce(<text:span text:style-name="T65">$force</text:span>)<text:tab/><text:tab/><text:tab/><text:tab/><text:tab/><text:tab/></text:p>
      <text:p text:style-name="P21"><text:s text:c="3"/>{<text:tab/><text:tab/><text:tab/><text:tab/><text:tab/><text:tab/><text:tab/><text:tab/><text:tab/><text:tab/><text:tab/><text:tab/></text:p>
      <text:p text:style-name="P21"><text:s text:c="3"/><text:span text:style-name="T73">// On vérifie qu'on nous donne bien soit une « FORCE_PETITE »,<text:tab/></text:span></text:p>
      <text:p text:style-name="P21"><text:span text:style-name="T73"><text:s text:c="3"/>soit une « FORCE_MOYENNE », soit une « FORCE_GRANDE ».</text:span><text:tab/><text:tab/></text:p>
      <text:p text:style-name="P21"><text:tab/><text:span text:style-name="T66">if</text:span> (<text:span text:style-name="T67">in_array</text:span>(<text:span text:style-name="T65">$force</text:span>, [<text:span text:style-name="T67">self</text:span><text:span text:style-name="T66">::</text:span>FORCE_PETITE, <text:span text:style-name="T67">self</text:span><text:span text:style-name="T66">::</text:span>FORCE_MOYENNE,<text:tab/><text:span text:style-name="T67">self</text:span><text:span text:style-name="T66">::</text:span>FORCE_GRANDE]))<text:tab/><text:tab/><text:tab/><text:tab/><text:tab/><text:tab/><text:tab/><text:tab/></text:p>
      <text:p text:style-name="P21"><text:s text:c="4"/><text:tab/>{<text:tab/><text:tab/><text:tab/><text:tab/><text:tab/><text:tab/><text:tab/><text:tab/><text:tab/><text:tab/><text:tab/></text:p>
      <text:p text:style-name="P21"><text:s text:c="9"/><text:span text:style-name="T65">$this</text:span><text:span text:style-name="T66">-&gt;</text:span>_force <text:span text:style-name="T66">=</text:span> <text:span text:style-name="T65">$force</text:span>;<text:tab/><text:tab/><text:tab/><text:tab/><text:tab/><text:tab/><text:tab/></text:p>
      <text:p text:style-name="P21"><text:s text:c="4"/><text:tab/>}<text:tab/><text:tab/><text:tab/><text:tab/><text:tab/><text:tab/><text:tab/><text:tab/><text:tab/><text:tab/><text:tab/></text:p>
      <text:p text:style-name="P21"><text:s text:c="3"/>}<text:tab/><text:tab/><text:tab/><text:tab/><text:tab/><text:tab/><text:tab/><text:tab/><text:tab/><text:tab/><text:tab/><text:tab/></text:p>
      <text:p text:style-name="P21"><text:s text:c="3"/>}<text:tab/><text:tab/><text:tab/><text:tab/><text:tab/><text:tab/><text:tab/><text:tab/><text:tab/><text:tab/><text:tab/><text:tab/></text:p>
      <text:p text:style-name="P18"><text:span text:style-name="Source_20_Text"><text:span text:style-name="T11"><text:tab/><text:tab/><text:tab/><text:tab/><text:tab/><text:tab/><text:tab/><text:tab/><text:tab/><text:tab/><text:tab/><text:tab/></text:span></text:span></text:p>
      <text:p text:style-name="P1"><text:span text:style-name="Source_20_Text"><text:span text:style-name="T7"/></text:span></text:p>
      <text:p text:style-name="P1"><text:span text:style-name="Source_20_Text"><text:span text:style-name="T7">Lors de la création de l'objet, la syntaxe est la suivante :</text:span></text:span></text:p>
      <text:p text:style-name="P1"><text:span text:style-name="Source_20_Text"><text:span text:style-name="T7"/></text:span></text:p>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 text:c="3"/></text:span><text:span text:style-name="T73">// On envoie une « FORCE_MOYENNE » en guise de force initiale.</text:span><text:span text:style-name="T66"><text:tab/></text:span></text:p>
      <text:p text:style-name="P18"><text:span text:style-name="T41"><text:s text:c="3"/></text:span><text:span text:style-name="T42">$perso</text:span><text:span text:style-name="T41"> = new </text:span><text:span text:style-name="T43">Personnage</text:span><text:span text:style-name="T45">(</text:span><text:span text:style-name="T43">Personnage</text:span><text:span text:style-name="T45">::FORCE_MOYENNE);</text:span><text:span text:style-name="T4"><text:tab/><text:tab/><text:tab/><text:tab/><text:tab/><text:tab/><text:tab/><text:tab/><text:tab/><text:tab/><text:tab/><text:tab/><text:tab/><text:tab/><text:tab/><text:tab/><text:tab/></text:span></text:p>
      <text:p text:style-name="P37"/>
      <text:p text:style-name="P26">Les méthodes statiques :</text:p>
      <text:p text:style-name="P27"/>
      <text:p text:style-name="P31"><text:span text:style-name="T29">Les méthodes statiques sont des méthodes qui sont faites pour agir sur une classe et non sur un objet. Par conséquent, aucun </text:span><text:span text:style-name="Source_20_Text"><text:span text:style-name="T32">$this</text:span></text:span><text:span text:style-name="T29"> dans la méthode, c'est un paramètre implicite qui n'est vrai que pour les méthodes appelées sur les objets.</text:span></text:p>
      <text:p text:style-name="P41"><text:span text:style-name="T49">Même si la méthode est dite « statique », il est possible de l'appeler depuis un objet </text:span></text:p>
      <text:p text:style-name="P41"><text:span text:style-name="T49">(</text:span><text:span text:style-name="Source_20_Text"><text:span text:style-name="T51">$obj-&gt;methodeStatique()</text:span></text:span><text:span text:style-name="T49">), mais, même dans ce contexte, la variable </text:span><text:span text:style-name="Source_20_Text"><text:span text:style-name="T51">$this</text:span></text:span><text:span text:style-name="T50"> </text:span><text:span text:style-name="T49">ne sera toujours pas passée. </text:span><text:span text:style-name="T76"> </text:span></text:p>
      <text:p text:style-name="P42"><text:soft-page-break/><text:span text:style-name="Source_20_Text"><text:span text:style-name="T30">Pour déclarer une méthode statique, faire précéder le mot-clé </text:span></text:span><text:span text:style-name="Source_20_Text"><text:span text:style-name="T11">function</text:span></text:span><text:span text:style-name="Source_20_Text"><text:span text:style-name="T30"> du mot- clé </text:span></text:span><text:span text:style-name="Source_20_Text"><text:span text:style-name="T11">static</text:span></text:span><text:span text:style-name="Source_20_Text"><text:span text:style-name="T30"> après le type de visibilité. </text:span></text:span></text:p>
      <text:p text:style-name="P43"><text:span text:style-name="Source_20_Text"><text:span text:style-name="T7"/></text:span></text:p>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 text:c="3"/>class</text:span> Personnage<text:tab/><text:tab/><text:tab/><text:tab/><text:tab/><text:tab/><text:tab/><text:tab/><text:tab/></text:p>
      <text:p text:style-name="P18"><text:s text:c="3"/>{<text:tab/><text:tab/><text:tab/><text:tab/><text:tab/><text:tab/><text:tab/><text:tab/><text:tab/><text:tab/><text:tab/><text:tab/></text:p>
      <text:p text:style-name="P18"><text:span text:style-name="T66"><text:s text:c="3"/></text:span><text:span text:style-name="T73">// …<text:tab/><text:tab/><text:tab/><text:tab/><text:tab/><text:tab/><text:tab/><text:tab/><text:tab/><text:tab/></text:span><text:span text:style-name="T66"><text:tab/></text:span></text:p>
      <text:p text:style-name="P18"><text:span text:style-name="T41"><text:tab/>public static function </text:span><text:span text:style-name="T45">saySomething() {<text:tab/><text:tab/><text:tab/><text:tab/><text:tab/><text:tab/></text:span></text:p>
      <text:p text:style-name="P18"><text:span text:style-name="T45"><text:tab/> <text:s text:c="2"/></text:span><text:span text:style-name="T43">echo</text:span><text:span text:style-name="T45"> </text:span><text:span text:style-name="T52">'Something' </text:span><text:span text:style-name="T45">;<text:tab/><text:tab/><text:tab/><text:tab/><text:tab/><text:tab/><text:tab/><text:tab/><text:tab/></text:span></text:p>
      <text:p text:style-name="P18"><text:span text:style-name="T45"><text:tab/>}</text:span><text:span text:style-name="T4"><text:tab/><text:tab/><text:tab/><text:tab/><text:tab/><text:tab/><text:tab/><text:tab/><text:tab/><text:tab/><text:tab/><text:tab/><text:tab/><text:tab/><text:tab/><text:tab/><text:tab/><text:tab/><text:tab/><text:tab/><text:tab/><text:tab/><text:tab/></text:span></text:p>
      <text:p text:style-name="P37"/>
      <text:p text:style-name="P32">Et dans le code :</text:p>
      <text:p text:style-name="P32"/>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 text:c="3"/></text:span><text:span text:style-name="T67">Personnage</text:span><text:span text:style-name="T66">::</text:span><text:span text:style-name="T69">saySomething</text:span>();<text:tab/><text:tab/><text:tab/><text:tab/><text:tab/><text:tab/><text:tab/></text:p>
      <text:p text:style-name="P18"><text:span text:style-name="T4"><text:tab/><text:tab/><text:tab/><text:tab/><text:tab/><text:tab/><text:tab/><text:tab/><text:tab/><text:tab/><text:tab/><text:tab/></text:span></text:p>
      <text:p text:style-name="P37"/>
      <text:p text:style-name="P29">On peut aussi appeler la méthode depuis une instance de la classe mais ça ne change rien au résultat final.<text:span text:style-name="T78">Préférer appeler la méthode avec l'opérateur de résolution de portée.</text:span></text:p>
      <text:p text:style-name="P29"><text:span text:style-name="T78"/></text:p>
      <text:p text:style-name="P26">Les attributs statiques :</text:p>
      <text:p text:style-name="P27"/>
      <text:p text:style-name="P31"><text:span text:style-name="Source_20_Text"><text:span text:style-name="T29">Le principe est le même, c'est-à-dire qu'un attribut statique appartient à la classe et non à un objet. Ainsi, tous les objets auront accès à cet attribut et cet attribut aura la même valeur pour tous les objets. </text:span></text:span></text:p>
      <text:p text:style-name="P31"><text:span text:style-name="Source_20_Text"><text:span text:style-name="T29"/></text:span></text:p>
      <text:p text:style-name="P31"><text:span text:style-name="Source_20_Text"><text:span text:style-name="T29">La déclaration d'un attribut statique se fait en faisant précéder son nom du mot-clé </text:span></text:span><text:span text:style-name="Source_20_Text"><text:span text:style-name="T32">static</text:span></text:span><text:span text:style-name="Source_20_Text"><text:span text:style-name="T29"> :</text:span></text:span></text:p>
      <text:p text:style-name="P43"><text:span text:style-name="Source_20_Text"><text:span text:style-name="T7"/></text:span></text:p>
      <text:p text:style-name="P20"><text:tab/><text:tab/><text:tab/><text:tab/><text:tab/><text:tab/><text:tab/><text:tab/><text:tab/><text:tab/><text:tab/><text:tab/></text:p>
      <text:p text:style-name="P20"><text:s/>&lt;?php<text:tab/><text:tab/><text:tab/><text:tab/><text:tab/><text:tab/><text:tab/><text:tab/><text:tab/><text:tab/><text:tab/></text:p>
      <text:p text:style-name="P18"><text:span text:style-name="T66"><text:s text:c="3"/>class</text:span> Personnage<text:tab/><text:tab/><text:tab/><text:tab/><text:tab/><text:tab/><text:tab/><text:tab/><text:tab/></text:p>
      <text:p text:style-name="P18"><text:s text:c="3"/>{<text:tab/><text:tab/><text:tab/><text:tab/><text:tab/><text:tab/><text:tab/><text:tab/><text:tab/><text:tab/><text:tab/><text:tab/></text:p>
      <text:p text:style-name="P18"><text:span text:style-name="T66"><text:s text:c="3"/></text:span><text:span text:style-name="T73">// …<text:tab/><text:tab/><text:tab/><text:tab/><text:tab/><text:tab/><text:tab/><text:tab/><text:tab/><text:tab/></text:span><text:span text:style-name="T66"><text:tab/></text:span></text:p>
      <text:p text:style-name="P18"><text:span text:style-name="T41"><text:tab/>private static</text:span><text:span text:style-name="T45"> </text:span><text:span text:style-name="T53">$_staticAttr</text:span><text:span text:style-name="T45"> </text:span><text:span text:style-name="T41">=</text:span><text:span text:style-name="T45"> </text:span><text:span text:style-name="T52">'something' </text:span><text:span text:style-name="T45">;</text:span><text:span text:style-name="T4"><text:tab/><text:tab/><text:tab/><text:tab/><text:tab/></text:span><text:span text:style-name="T41"><text:tab/><text:tab/><text:tab/><text:tab/><text:tab/><text:tab/><text:tab/><text:tab/><text:tab/><text:tab/><text:tab/><text:tab/><text:tab/></text:span></text:p>
      <text:p text:style-name="P18"><text:span text:style-name="T41"><text:tab/>public static function </text:span><text:span text:style-name="T45">saySomething() {<text:tab/><text:tab/><text:tab/><text:tab/><text:tab/><text:tab/></text:span></text:p>
      <text:p text:style-name="P18"><text:span text:style-name="T45"><text:tab/> <text:s text:c="2"/></text:span><text:span text:style-name="T43">echo </text:span><text:span text:style-name="T44">self</text:span><text:span text:style-name="T41">::</text:span><text:span text:style-name="T53">$_staticAttr</text:span><text:span text:style-name="T45"> ;<text:tab/><text:tab/><text:tab/><text:tab/><text:tab/><text:tab/><text:tab/><text:tab/></text:span></text:p>
      <text:p text:style-name="P18"><text:span text:style-name="T45"><text:tab/>}</text:span><text:span text:style-name="T4"><text:tab/><text:tab/><text:tab/><text:tab/><text:tab/><text:tab/><text:tab/><text:tab/><text:tab/><text:tab/><text:tab/><text:tab/><text:tab/><text:tab/><text:tab/><text:tab/><text:tab/><text:tab/><text:tab/><text:tab/><text:tab/><text:tab/><text:tab/></text:span></text:p>
      <text:p text:style-name="P37"/>
      <text:p text:style-name="P1"><text:span text:style-name="T57">L'intérêt de l'attribut statique est que, si on le change, toutes les instances bénéficieront du changement. </text:span><text:span text:style-name="T48">Si un attribut statique est modifié, il n'est pas modifié uniquement dans l'objet créé mais dans la structure complète de la classe.</text:span> </text:p>
      <text:p text:style-name="P35"><text:span text:style-name="T57">Le mot-clé </text:span><text:span text:style-name="T77">self</text:span><text:span text:style-name="T57"> veut </text:span><text:span text:style-name="T59">« moi-même »</text:span><text:span text:style-name="T57"> c'est-à-dire la classe dans lequel il est utilisé. A ne pas confondre avec $this qui se réfère à l'instance/l'objet créé.</text:span></text:p>
      <text:p text:style-name="P32"/>
      <text:p text:style-name="P29"><text:span text:style-name="T78"/></text:p>
      <text:p text:style-name="P29"><text:span text:style-name="T78"/></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ans Pro" svg:font-family="'Source Sans Pro', sans-serif"/>
    <style:font-face style:name="monospace" svg:font-family="monospace, monospace"/>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1" svg:font-family="'Source Sans Pro', sans-serif"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bi bobo</meta:initial-creator>
    <meta:creation-date>2018-01-11T10:44:10.04</meta:creation-date>
    <dc:date>2018-01-19T11:07:25.05</dc:date>
    <dc:creator>bibi bobo</dc:creator>
    <meta:editing-duration>PT8H34M39S</meta:editing-duration>
    <meta:editing-cycles>39</meta:editing-cycles>
    <meta:generator>OpenOffice/4.1.4$Win32 OpenOffice.org_project/414m5$Build-9788</meta:generator>
    <meta:document-statistic meta:table-count="0" meta:image-count="0" meta:object-count="0" meta:page-count="7" meta:paragraph-count="246" meta:word-count="1637" meta:character-count="12302"/>
  </office:meta>
</office:document-meta>
</file>